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120">
      <style:text-properties style:font-name="Times New Roman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 style:data-style-name="N45">
      <style:text-properties style:font-name="Times New Roman"/>
    </style:style>
    <style:style style:name="ce4" style:family="table-cell" style:parent-style-name="Default" style:data-style-name="N37">
      <style:text-properties style:font-name="Times New Roman"/>
    </style:style>
    <style:style style:name="ce5" style:family="table-cell" style:parent-style-name="Default">
      <style:text-properties style:font-name="Times New Roman" style:font-name-asian="Arial Unicode MS" style:font-name-complex="Arial Unicode MS"/>
    </style:style>
    <style:style style:name="ce6" style:family="table-cell" style:parent-style-name="Default" style:data-style-name="N45">
      <style:table-cell-properties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0">
      <style:text-properties style:font-name="Times New Roman" style:font-name-asian="Arial Unicode MS" style:font-name-complex="Arial Unicode MS"/>
    </style:style>
    <style:style style:name="ce8" style:family="table-cell" style:parent-style-name="Default" style:data-style-name="N120"/>
  </office:automatic-styles>
  <office:body>
    <office:spreadsheet>
      <table:table table:name="Relay" table:style-name="ta1" table:print="false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1" office:value-type="date" office:date-value="2015-11-21">
            <text:p>21/11/15</text:p>
          </table:table-cell>
          <table:table-cell office:value-type="string">
            <text:p>Anis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1"/>
          <table:table-cell/>
          <table:table-cell office:value-type="string">
            <text:p>Regina</text:p>
          </table:table-cell>
          <table:table-cell table:style-name="ce2" office:value-type="string">
            <text:p>Evmorfia</text:p>
          </table:table-cell>
          <table:table-cell table:style-name="ce2" office:value-type="string">
            <text:p>Fiona</text:p>
          </table:table-cell>
          <table:table-cell table:style-name="ce2" office:value-type="string">
            <text:p>Aline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string">
            <text:p>400 MD</text:p>
          </table:table-cell>
          <table:table-cell table:style-name="ce3" office:value-type="time" office:time-value="PT00H02M01S">
            <text:p>02:01.00</text:p>
          </table:table-cell>
          <table:table-cell table:style-name="ce3" office:value-type="time" office:time-value="PT00H03M53S">
            <text:p>03:53.00</text:p>
          </table:table-cell>
          <table:table-cell office:value-type="time" office:time-value="PT00H05M35S">
            <text:p>05:35.00</text:p>
          </table:table-cell>
          <table:table-cell office:value-type="time" office:time-value="PT00H06M55.66S">
            <text:p>06:55.66</text:p>
          </table:table-cell>
          <table:table-cell table:style-name="ce3" table:number-columns-repeated="4"/>
        </table:table-row>
        <table:table-row table:style-name="ro1">
          <table:table-cell table:number-columns-repeated="3"/>
          <table:table-cell table:style-name="ce3" table:formula="of:=[.D5]-[.C5]" office:value-type="time" office:time-value="PT00H01M52S">
            <text:p>01:52.00</text:p>
          </table:table-cell>
          <table:table-cell table:formula="of:=[.E5]-[.D5]" office:value-type="time" office:time-value="PT00H01M42S">
            <text:p>01:42.00</text:p>
          </table:table-cell>
          <table:table-cell table:formula="of:=[.F5]-[.E5]" office:value-type="time" office:time-value="PT00H01M20.66S">
            <text:p>01:20.66</text:p>
          </table:table-cell>
          <table:table-cell table:style-name="ce3"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Default"/>
          <table:table-cell office:value-type="string">
            <text:p>Mohamed</text:p>
          </table:table-cell>
          <table:table-cell/>
          <table:table-cell table:style-name="ce2" office:value-type="string">
            <text:p>Anthonios</text:p>
          </table:table-cell>
          <table:table-cell table:style-name="Default"/>
          <table:table-cell table:style-name="ce2" office:value-type="string">
            <text:p>Matthias VDB</text:p>
          </table:table-cell>
          <table:table-cell/>
          <table:table-cell table:style-name="ce2" office:value-type="string">
            <text:p>Mathias LM</text:p>
          </table:table-cell>
          <table:table-cell/>
        </table:table-row>
        <table:table-row table:style-name="ro1">
          <table:table-cell/>
          <table:table-cell office:value-type="string">
            <text:p>400 MD</text:p>
          </table:table-cell>
          <table:table-cell table:style-name="ce3" office:value-type="time" office:time-value="PT00H00M36.7S">
            <text:p>00:36.70</text:p>
          </table:table-cell>
          <table:table-cell table:style-name="ce3" office:value-type="time" office:time-value="PT00H01M16.3S">
            <text:p>01:16.30</text:p>
          </table:table-cell>
          <table:table-cell office:value-type="time" office:time-value="PT00H02M00.15S">
            <text:p>02:00.15</text:p>
          </table:table-cell>
          <table:table-cell office:value-type="time" office:time-value="PT00H02M48.27S">
            <text:p>02:48.27</text:p>
          </table:table-cell>
          <table:table-cell table:style-name="ce3" office:value-type="time" office:time-value="PT00H03M22.7S">
            <text:p>03:22.70</text:p>
          </table:table-cell>
          <table:table-cell table:style-name="ce3" office:value-type="time" office:time-value="PT00H04M05.36S">
            <text:p>04:05.36</text:p>
          </table:table-cell>
          <table:table-cell table:style-name="ce3" office:value-type="time" office:time-value="PT00H04M39.86S">
            <text:p>04:39.86</text:p>
          </table:table-cell>
          <table:table-cell table:style-name="ce3" office:value-type="time" office:time-value="PT00H05M20.98S">
            <text:p>05:20.98</text:p>
          </table:table-cell>
        </table:table-row>
        <table:table-row table:style-name="ro1">
          <table:table-cell table:number-columns-repeated="3"/>
          <table:table-cell table:style-name="ce3" table:formula="of:=[.D9]-[.C9]" office:value-type="time" office:time-value="PT00H00M39.6S">
            <text:p>00:39.60</text:p>
          </table:table-cell>
          <table:table-cell table:formula="of:=[.E9]-[.D9]" office:value-type="time" office:time-value="PT00H00M43.85S">
            <text:p>00:43.85</text:p>
          </table:table-cell>
          <table:table-cell table:formula="of:=[.F9]-[.E9]" office:value-type="time" office:time-value="PT00H00M48.12S">
            <text:p>00:48.12</text:p>
          </table:table-cell>
          <table:table-cell table:style-name="ce3" table:formula="of:=[.G9]-[.F9]" office:value-type="time" office:time-value="PT00H00M34.43S">
            <text:p>00:34.43</text:p>
          </table:table-cell>
          <table:table-cell table:style-name="ce3" table:formula="of:=[.H9]-[.G9]" office:value-type="time" office:time-value="PT00H00M42.66S">
            <text:p>00:42.66</text:p>
          </table:table-cell>
          <table:table-cell table:style-name="ce3" table:formula="of:=[.I9]-[.H9]" office:value-type="time" office:time-value="PT00H00M34.5S">
            <text:p>00:34.50</text:p>
          </table:table-cell>
          <table:table-cell table:style-name="ce3" table:formula="of:=[.J9]-[.I9]" office:value-type="time" office:time-value="PT00H00M41.12S">
            <text:p>00:41.12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formula="of:=[.F9]-[.D9]" office:value-type="time" office:time-value="PT00H01M31.97S">
            <text:p>01:31.97</text:p>
          </table:table-cell>
          <table:table-cell/>
          <table:table-cell table:style-name="ce3" table:formula="of:=[.H9]-[.F9]" office:value-type="time" office:time-value="PT00H01M17.09S">
            <text:p>01:17.09</text:p>
          </table:table-cell>
          <table:table-cell/>
          <table:table-cell table:style-name="ce3" table:formula="of:=[.J9]-[.H9]" office:value-type="time" office:time-value="PT00H01M15.62S">
            <text:p>01:15.62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Aline</text:p>
          </table:table-cell>
          <table:table-cell/>
          <table:table-cell table:style-name="ce2" office:value-type="string">
            <text:p>Fiona</text:p>
          </table:table-cell>
          <table:table-cell table:style-name="Default"/>
          <table:table-cell table:style-name="ce2" office:value-type="string">
            <text:p>Evmorfia</text:p>
          </table:table-cell>
          <table:table-cell/>
          <table:table-cell table:style-name="ce2" office:value-type="string">
            <text:p>Regina</text:p>
          </table:table-cell>
          <table:table-cell/>
        </table:table-row>
        <table:table-row table:style-name="ro1">
          <table:table-cell/>
          <table:table-cell office:value-type="string">
            <text:p>400 FR</text:p>
          </table:table-cell>
          <table:table-cell table:style-name="ce3" office:value-type="time" office:time-value="PT00H00M37.9S">
            <text:p>00:37.90</text:p>
          </table:table-cell>
          <table:table-cell table:style-name="ce3" office:value-type="time" office:time-value="PT00H01M19.24S">
            <text:p>01:19.24</text:p>
          </table:table-cell>
          <table:table-cell office:value-type="time" office:time-value="PT00H01M59.52S">
            <text:p>01:59.52</text:p>
          </table:table-cell>
          <table:table-cell office:value-type="time" office:time-value="PT00H02M47.31S">
            <text:p>02:47.31</text:p>
          </table:table-cell>
          <table:table-cell table:style-name="ce3" office:value-type="time" office:time-value="PT00H03M32.08S">
            <text:p>03:32.08</text:p>
          </table:table-cell>
          <table:table-cell table:style-name="ce3" office:value-type="time" office:time-value="PT00H04M26.18S">
            <text:p>04:26.18</text:p>
          </table:table-cell>
          <table:table-cell table:style-name="ce3" office:value-type="time" office:time-value="PT00H05M12.99S">
            <text:p>05:12.99</text:p>
          </table:table-cell>
          <table:table-cell table:style-name="ce3" office:value-type="time" office:time-value="PT00H06M08.76S">
            <text:p>06:08.76</text:p>
          </table:table-cell>
        </table:table-row>
        <table:table-row table:style-name="ro1">
          <table:table-cell table:number-columns-repeated="3"/>
          <table:table-cell table:style-name="ce3" table:formula="of:=[.D14]-[.C14]" office:value-type="time" office:time-value="PT00H00M41.34S">
            <text:p>00:41.34</text:p>
          </table:table-cell>
          <table:table-cell table:formula="of:=[.E14]-[.D14]" office:value-type="time" office:time-value="PT00H00M40.28S">
            <text:p>00:40.28</text:p>
          </table:table-cell>
          <table:table-cell table:formula="of:=[.F14]-[.E14]" office:value-type="time" office:time-value="PT00H00M47.79S">
            <text:p>00:47.79</text:p>
          </table:table-cell>
          <table:table-cell table:style-name="ce3" table:formula="of:=[.G14]-[.F14]" office:value-type="time" office:time-value="PT00H00M44.77S">
            <text:p>00:44.77</text:p>
          </table:table-cell>
          <table:table-cell table:style-name="ce3" table:formula="of:=[.H14]-[.G14]" office:value-type="time" office:time-value="PT00H00M54.1S">
            <text:p>00:54.10</text:p>
          </table:table-cell>
          <table:table-cell table:style-name="ce3" table:formula="of:=[.I14]-[.H14]" office:value-type="time" office:time-value="PT00H00M46.81S">
            <text:p>00:46.81</text:p>
          </table:table-cell>
          <table:table-cell table:style-name="ce3" table:formula="of:=[.J14]-[.I14]" office:value-type="time" office:time-value="PT00H00M55.77S">
            <text:p>00:55.77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formula="of:=[.F14]-[.D14]" office:value-type="time" office:time-value="PT00H01M28.07S">
            <text:p>01:28.07</text:p>
          </table:table-cell>
          <table:table-cell/>
          <table:table-cell table:style-name="ce3" table:formula="of:=[.H14]-[.F14]" office:value-type="time" office:time-value="PT00H01M38.87S">
            <text:p>01:38.87</text:p>
          </table:table-cell>
          <table:table-cell/>
          <table:table-cell table:style-name="ce3" table:formula="of:=[.J14]-[.H14]" office:value-type="time" office:time-value="PT00H01M42.58S">
            <text:p>01:42.58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Default"/>
          <table:table-cell office:value-type="string">
            <text:p>Matthias VDB</text:p>
          </table:table-cell>
          <table:table-cell/>
          <table:table-cell table:style-name="ce2" office:value-type="string">
            <text:p>Mathias LM</text:p>
          </table:table-cell>
          <table:table-cell table:style-name="Default"/>
          <table:table-cell table:style-name="ce2" office:value-type="string">
            <text:p>Anthonios</text:p>
          </table:table-cell>
          <table:table-cell/>
          <table:table-cell table:style-name="ce2" office:value-type="string">
            <text:p>Mohamed</text:p>
          </table:table-cell>
          <table:table-cell/>
        </table:table-row>
        <table:table-row table:style-name="ro1">
          <table:table-cell/>
          <table:table-cell office:value-type="string">
            <text:p>400 FR</text:p>
          </table:table-cell>
          <table:table-cell table:style-name="ce3" office:value-type="time" office:time-value="PT00H00M34.03S">
            <text:p>00:34.03</text:p>
          </table:table-cell>
          <table:table-cell table:style-name="ce3" office:value-type="time" office:time-value="PT00H01M10.22S">
            <text:p>01:10.22</text:p>
          </table:table-cell>
          <table:table-cell office:value-type="time" office:time-value="PT00H01M48.47S">
            <text:p>01:48.47</text:p>
          </table:table-cell>
          <table:table-cell office:value-type="time" office:time-value="PT00H02M30.28S">
            <text:p>02:30.28</text:p>
          </table:table-cell>
          <table:table-cell table:style-name="ce3" office:value-type="time" office:time-value="PT00H03M05.71S">
            <text:p>03:05.71</text:p>
          </table:table-cell>
          <table:table-cell table:style-name="ce3" office:value-type="time" office:time-value="PT00H03M43.98S">
            <text:p>03:43.98</text:p>
          </table:table-cell>
          <table:table-cell table:style-name="ce3" office:value-type="time" office:time-value="PT00H04M49.95S">
            <text:p>04:49.95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D19]-[.C19]" office:value-type="time" office:time-value="PT00H00M36.19S">
            <text:p>00:36.19</text:p>
          </table:table-cell>
          <table:table-cell table:formula="of:=[.E19]-[.D19]" office:value-type="time" office:time-value="PT00H00M38.25S">
            <text:p>00:38.25</text:p>
          </table:table-cell>
          <table:table-cell table:formula="of:=[.F19]-[.E19]" office:value-type="time" office:time-value="PT00H00M41.81S">
            <text:p>00:41.81</text:p>
          </table:table-cell>
          <table:table-cell table:style-name="ce3" table:formula="of:=[.G19]-[.F19]" office:value-type="time" office:time-value="PT00H00M35.43S">
            <text:p>00:35.43</text:p>
          </table:table-cell>
          <table:table-cell table:style-name="ce3" table:formula="of:=[.H19]-[.G19]" office:value-type="time" office:time-value="PT00H00M38.27S">
            <text:p>00:38.27</text:p>
          </table:table-cell>
          <table:table-cell table:style-name="ce3" table:formula="of:=[.I19]-[.H19]" office:value-type="time" office:time-value="PT00H01M05.97S">
            <text:p>01:05.97</text:p>
          </table:table-cell>
          <table:table-cell table:style-name="ce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formula="of:=[.F19]-[.D19]" office:value-type="time" office:time-value="PT00H01M20.06S">
            <text:p>01:20.06</text:p>
          </table:table-cell>
          <table:table-cell/>
          <table:table-cell table:style-name="ce3" table:formula="of:=[.H19]-[.F19]" office:value-type="time" office:time-value="PT00H01M13.7S">
            <text:p>01:13.70</text:p>
          </table:table-cell>
          <table:table-cell/>
          <table:table-cell table:style-name="ce3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3"/>
        </table:table-row>
        <table:table-row table:style-name="ro1">
          <table:table-cell table:number-columns-repeated="2"/>
          <table:table-cell office:value-type="string">
            <text:p>Matthias VDB</text:p>
          </table:table-cell>
          <table:table-cell table:style-name="ce2" office:value-type="string">
            <text:p>Aline</text:p>
          </table:table-cell>
          <table:table-cell table:style-name="ce2" office:value-type="string">
            <text:p>Fiona</text:p>
          </table:table-cell>
          <table:table-cell table:style-name="ce2" office:value-type="string">
            <text:p>Moham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200 FR</text:p>
          </table:table-cell>
          <table:table-cell table:style-name="ce3" office:value-type="time" office:time-value="PT00H00M31.48S">
            <text:p>00:31.48</text:p>
          </table:table-cell>
          <table:table-cell table:style-name="ce3" office:value-type="time" office:time-value="PT00H01M07.35S">
            <text:p>01:07.35</text:p>
          </table:table-cell>
          <table:table-cell office:value-type="time" office:time-value="PT00H01M44.34S">
            <text:p>01:44.34</text:p>
          </table:table-cell>
          <table:table-cell office:value-type="time" office:time-value="PT00H02M13.5S">
            <text:p>02:13.50</text:p>
          </table:table-cell>
          <table:table-cell table:style-name="ce2" table:number-columns-repeated="2"/>
          <table:table-cell/>
          <table:table-cell table:style-name="ce2"/>
        </table:table-row>
        <table:table-row table:style-name="ro1">
          <table:table-cell table:number-columns-repeated="3"/>
          <table:table-cell table:style-name="ce3" table:formula="of:=[.D24]-[.C24]" office:value-type="time" office:time-value="PT00H00M35.87S">
            <text:p>00:35.87</text:p>
          </table:table-cell>
          <table:table-cell table:formula="of:=[.E24]-[.D24]" office:value-type="time" office:time-value="PT00H00M36.99S">
            <text:p>00:36.99</text:p>
          </table:table-cell>
          <table:table-cell table:formula="of:=[.F24]-[.E24]" office:value-type="time" office:time-value="PT00H00M29.16S">
            <text:p>00:29.16</text:p>
          </table:table-cell>
          <table:table-cell table:style-name="ce3"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3" table:number-columns-repeated="4"/>
        </table:table-row>
        <table:table-row table:style-name="ro2">
          <table:table-cell table:number-columns-repeated="2"/>
          <table:table-cell office:value-type="string">
            <text:p>Mathias LM</text:p>
          </table:table-cell>
          <table:table-cell table:style-name="ce2" office:value-type="string">
            <text:p>Bilal</text:p>
          </table:table-cell>
          <table:table-cell table:style-name="ce2" office:value-type="string">
            <text:p>Regina</text:p>
          </table:table-cell>
          <table:table-cell table:style-name="ce2" office:value-type="string">
            <text:p>Evmorfia</text:p>
          </table:table-cell>
          <table:table-cell table:style-name="ce3"/>
          <table:table-cell/>
          <table:table-cell table:style-name="ce3"/>
          <table:table-cell/>
        </table:table-row>
        <table:table-row table:style-name="ro1">
          <table:table-cell/>
          <table:table-cell office:value-type="string">
            <text:p>200 FR</text:p>
          </table:table-cell>
          <table:table-cell table:style-name="ce3" office:value-type="time" office:time-value="PT00H00M33.57S">
            <text:p>00:33.57</text:p>
          </table:table-cell>
          <table:table-cell table:style-name="ce3" office:value-type="time" office:time-value="PT00H01M08.78S">
            <text:p>01:08.78</text:p>
          </table:table-cell>
          <table:table-cell office:value-type="time" office:time-value="PT00H01M54.25S">
            <text:p>01:54.25</text:p>
          </table:table-cell>
          <table:table-cell office:value-type="time" office:time-value="PT00H02M36.7S">
            <text:p>02:36.7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formula="of:=[.D28]-[.C28]" office:value-type="time" office:time-value="PT00H00M35.21S">
            <text:p>00:35.21</text:p>
          </table:table-cell>
          <table:table-cell table:formula="of:=[.E28]-[.D28]" office:value-type="time" office:time-value="PT00H00M45.47S">
            <text:p>00:45.47</text:p>
          </table:table-cell>
          <table:table-cell table:formula="of:=[.F28]-[.E28]" office:value-type="time" office:time-value="PT00H00M42.45S">
            <text:p>00:42.45</text:p>
          </table:table-cell>
          <table:table-cell table:number-columns-repeated="4"/>
        </table:table-row>
      </table:table>
      <table:table table:name="Aline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ce3"/>
        <table:table-column table:style-name="co1" table:number-columns-repeated="5" table:default-cell-style-name="Default"/>
        <table:table-row table:style-name="ro2">
          <table:table-cell table:style-name="ce1" office:value-type="date" office:date-value="2015-11-21">
            <text:p>21/11/15</text:p>
          </table:table-cell>
          <table:table-cell office:value-type="string">
            <text:p>Anis</text:p>
          </table:table-cell>
          <table:table-cell table:style-name="ce2" table:number-columns-repeated="8"/>
        </table:table-row>
        <table:table-row table:style-name="ro1">
          <table:table-cell table:style-name="ce1"/>
          <table:table-cell office:value-type="string">
            <text:p>400 FR</text:p>
          </table:table-cell>
          <table:table-cell office:value-type="time" office:time-value="PT00H00M39.51S">
            <text:p>00:39.51</text:p>
          </table:table-cell>
          <table:table-cell office:value-type="time" office:time-value="PT00H01M25.5S">
            <text:p>01:25.50</text:p>
          </table:table-cell>
          <table:table-cell office:value-type="time" office:time-value="PT00H02M12.26S">
            <text:p>02:12.26</text:p>
          </table:table-cell>
          <table:table-cell table:style-name="ce3" office:value-type="time" office:time-value="PT00H03M00.2S">
            <text:p>03:00.20</text:p>
          </table:table-cell>
          <table:table-cell table:style-name="ce3" office:value-type="time" office:time-value="PT00H03M48S">
            <text:p>03:48.00</text:p>
          </table:table-cell>
          <table:table-cell table:style-name="ce3" office:value-type="time" office:time-value="PT00H04M35.34S">
            <text:p>04:35.34</text:p>
          </table:table-cell>
          <table:table-cell table:style-name="ce3" office:value-type="time" office:time-value="PT00H05M22.83S">
            <text:p>05:22.83</text:p>
          </table:table-cell>
          <table:table-cell table:style-name="ce3" office:value-type="time" office:time-value="PT00H06M11.6S">
            <text:p>06:11.60</text:p>
          </table:table-cell>
        </table:table-row>
        <table:table-row table:style-name="ro1">
          <table:table-cell table:style-name="ce1"/>
          <table:table-cell/>
          <table:table-cell table:style-name="ce2"/>
          <table:table-cell table:formula="of:=[.D2]-[.C2]" office:value-type="time" office:time-value="PT00H00M45.99S">
            <text:p>00:45.99</text:p>
          </table:table-cell>
          <table:table-cell table:formula="of:=[.E2]-[.D2]" office:value-type="time" office:time-value="PT00H00M46.76S">
            <text:p>00:46.76</text:p>
          </table:table-cell>
          <table:table-cell table:style-name="ce3" table:formula="of:=[.F2]-[.E2]" office:value-type="time" office:time-value="PT00H00M47.94S">
            <text:p>00:47.94</text:p>
          </table:table-cell>
          <table:table-cell table:style-name="ce3" table:formula="of:=[.G2]-[.F2]" office:value-type="time" office:time-value="PT00H00M47.8S">
            <text:p>00:47.80</text:p>
          </table:table-cell>
          <table:table-cell table:style-name="ce3" table:formula="of:=[.H2]-[.G2]" office:value-type="time" office:time-value="PT00H00M47.34S">
            <text:p>00:47.34</text:p>
          </table:table-cell>
          <table:table-cell table:style-name="ce3" table:formula="of:=[.I2]-[.H2]" office:value-type="time" office:time-value="PT00H00M47.49S">
            <text:p>00:47.49</text:p>
          </table:table-cell>
          <table:table-cell table:style-name="ce3" table:formula="of:=[.J2]-[.I2]" office:value-type="time" office:time-value="PT00H00M48.77S">
            <text:p>00:48.77</text:p>
          </table:table-cell>
        </table:table-row>
        <table:table-row table:style-name="ro1">
          <table:table-cell/>
          <table:table-cell office:value-type="string">
            <text:p>50 FR</text:p>
          </table:table-cell>
          <table:table-cell office:value-type="time" office:time-value="PT00H00M35S">
            <text:p>00:35.0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100 FR</text:p>
          </table:table-cell>
          <table:table-cell office:value-type="time" office:time-value="PT00H00M38.25S">
            <text:p>00:38.25</text:p>
          </table:table-cell>
          <table:table-cell office:value-type="time" office:time-value="PT00H01M18.53S">
            <text:p>01:18.5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formula="of:=[.D5]-[.C5]" office:value-type="time" office:time-value="PT00H00M40.28S">
            <text:p>00:40.28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50 BT</text:p>
          </table:table-cell>
          <table:table-cell office:value-type="time" office:time-value="PT00H00M42.59S">
            <text:p>00:42.59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>
            <text:p>200 FR</text:p>
          </table:table-cell>
          <table:table-cell office:value-type="time" office:time-value="PT00H00M38.82S">
            <text:p>00:38.82</text:p>
          </table:table-cell>
          <table:table-cell office:value-type="time" office:time-value="PT00H01M22.65S">
            <text:p>01:22.65</text:p>
          </table:table-cell>
          <table:table-cell office:value-type="time" office:time-value="PT00H02M07.66S">
            <text:p>02:07.66</text:p>
          </table:table-cell>
          <table:table-cell table:style-name="ce3" office:value-type="time" office:time-value="PT00H02M51.45S">
            <text:p>02:51.4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/>
          <table:table-cell table:formula="of:=[.D8]-[.C8]" office:value-type="time" office:time-value="PT00H00M43.83S">
            <text:p>00:43.83</text:p>
          </table:table-cell>
          <table:table-cell table:formula="of:=[.E8]-[.D8]" office:value-type="time" office:time-value="PT00H00M45.01S">
            <text:p>00:45.01</text:p>
          </table:table-cell>
          <table:table-cell table:style-name="ce3" table:formula="of:=[.F8]-[.E8]" office:value-type="time" office:time-value="PT00H00M43.79S">
            <text:p>00:43.7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100 MD</text:p>
          </table:table-cell>
          <table:table-cell office:value-type="time" office:time-value="PT00H00M44.56S">
            <text:p>00:44.56</text:p>
          </table:table-cell>
          <table:table-cell office:value-type="time" office:time-value="PT00H01M32.69S">
            <text:p>01:32.69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2"/>
          <table:table-cell table:formula="of:=[.D10]-[.C10]" office:value-type="time" office:time-value="PT00H00M48.13S">
            <text:p>00:48.13</text:p>
          </table:table-cell>
          <table:table-cell table:style-name="Default"/>
          <table:table-cell table:number-columns-repeated="5"/>
        </table:table-row>
      </table:table>
      <table:table table:name="Fiona" table:style-name="ta1" table:print="false">
        <table:table-column table:style-name="co1" table:default-cell-style-name="ce1"/>
        <table:table-column table:style-name="co1" table:number-columns-repeated="1023" table:default-cell-style-name="ce2"/>
        <table:table-row table:style-name="ro1" table:number-rows-repeated="2">
          <table:table-cell table:number-columns-repeated="1024"/>
        </table:table-row>
        <table:table-row table:style-name="ro1">
          <table:table-cell office:value-type="date" office:date-value="2015-04-26">
            <text:p>26/04/15</text:p>
          </table:table-cell>
          <table:table-cell table:style-name="ce1" office:value-type="string">
            <text:p>BCBW PROMO III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50 BK</text:p>
          </table:table-cell>
          <table:table-cell table:style-name="ce3" office:value-type="time" office:time-value="PT00H00M42.09S">
            <text:p>00:42.09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/>
          <table:table-cell office:value-type="string">
            <text:p>200FR</text:p>
          </table:table-cell>
          <table:table-cell table:style-name="ce3" office:value-type="time" office:time-value="PT00H00M40S">
            <text:p>00:40.00</text:p>
          </table:table-cell>
          <table:table-cell table:style-name="ce3" office:value-type="time" office:time-value="PT00H01M27S">
            <text:p>01:27.00</text:p>
          </table:table-cell>
          <table:table-cell table:style-name="ce3" office:value-type="time" office:time-value="PT00H02M19S">
            <text:p>02:19.00</text:p>
          </table:table-cell>
          <table:table-cell table:style-name="ce3" office:value-type="time" office:time-value="PT00H03M05.03S">
            <text:p>03:05.03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table:formula="of:=[.D5]-[.C5]" office:value-type="time" office:time-value="PT00H00M47S">
            <text:p>00:47.00</text:p>
          </table:table-cell>
          <table:table-cell table:style-name="ce3" table:formula="of:=[.E5]-[.D5]" office:value-type="time" office:time-value="PT00H00M52S">
            <text:p>00:52.00</text:p>
          </table:table-cell>
          <table:table-cell table:style-name="ce3" table:formula="of:=[.F5]-[.E5]" office:value-type="time" office:time-value="PT00H00M46.03S">
            <text:p>00:46.0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100 MD</text:p>
          </table:table-cell>
          <table:table-cell table:style-name="ce3" office:value-type="time" office:time-value="PT00H01M36.44S">
            <text:p>01:36.44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date" office:date-value="2015-10-04">
            <text:p>04/10/15</text:p>
          </table:table-cell>
          <table:table-cell office:value-type="string">
            <text:p>BCBW II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100 FR</text:p>
          </table:table-cell>
          <table:table-cell table:style-name="ce3" office:value-type="time" office:time-value="PT00H00M17.92S">
            <text:p>00:17.92</text:p>
          </table:table-cell>
          <table:table-cell table:style-name="ce3" office:value-type="time" office:time-value="PT00H00M37.7S">
            <text:p>00:37.70</text:p>
          </table:table-cell>
          <table:table-cell table:style-name="ce3" office:value-type="time" office:time-value="PT00H00M59.67S">
            <text:p>00:59.67</text:p>
          </table:table-cell>
          <table:table-cell table:style-name="ce3" office:value-type="time" office:time-value="PT00H01M21.23S">
            <text:p>01:21.23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table:formula="of:=[.D11]-[.C11]" office:value-type="time" office:time-value="PT00H00M19.78S">
            <text:p>00:19.78</text:p>
          </table:table-cell>
          <table:table-cell table:style-name="ce3" table:formula="of:=[.E11]-[.D11]" office:value-type="time" office:time-value="PT00H00M21.97S">
            <text:p>00:21.97</text:p>
          </table:table-cell>
          <table:table-cell table:style-name="ce3" table:formula="of:=[.F11]-[.E11]" office:value-type="time" office:time-value="PT00H00M21.56S">
            <text:p>00:21.56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200 BK</text:p>
          </table:table-cell>
          <table:table-cell table:style-name="ce3" office:value-type="time" office:time-value="PT00H00M48.3S">
            <text:p>00:48.30</text:p>
          </table:table-cell>
          <table:table-cell table:style-name="ce3" office:value-type="time" office:time-value="PT00H01M40.45S">
            <text:p>01:40.45</text:p>
          </table:table-cell>
          <table:table-cell table:style-name="ce3" office:value-type="time" office:time-value="PT00H02M36.2S">
            <text:p>02:36.20</text:p>
          </table:table-cell>
          <table:table-cell table:style-name="ce3" office:value-type="time" office:time-value="PT00H03M28.9S">
            <text:p>03:28.9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table:formula="of:=[.D13]-[.C13]" office:value-type="time" office:time-value="PT00H00M52.15S">
            <text:p>00:52.15</text:p>
          </table:table-cell>
          <table:table-cell table:style-name="ce3" table:formula="of:=[.E13]-[.D13]" office:value-type="time" office:time-value="PT00H00M55.75S">
            <text:p>00:55.75</text:p>
          </table:table-cell>
          <table:table-cell table:style-name="ce3" table:formula="of:=[.F13]-[.E13]" office:value-type="time" office:time-value="PT00H00M52.7S">
            <text:p>00:52.70</text:p>
          </table:table-cell>
          <table:table-cell table:number-columns-repeated="1018"/>
        </table:table-row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4" office:value-type="date" office:date-value="2015-11-10">
            <text:p>11/10/15</text:p>
          </table:table-cell>
          <table:table-cell office:value-type="string">
            <text:p>BCBW III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400 FR</text:p>
          </table:table-cell>
          <table:table-cell table:style-name="ce3" office:value-type="time" office:time-value="PT00H00M41.3S">
            <text:p>00:41.30</text:p>
          </table:table-cell>
          <table:table-cell table:style-name="ce3" office:value-type="time" office:time-value="PT00H01M30S">
            <text:p>01:30.00</text:p>
          </table:table-cell>
          <table:table-cell table:style-name="ce3" office:value-type="time" office:time-value="PT00H02M19.9S">
            <text:p>02:19.90</text:p>
          </table:table-cell>
          <table:table-cell table:style-name="ce3" office:value-type="time" office:time-value="PT00H03M09.8S">
            <text:p>03:09.80</text:p>
          </table:table-cell>
          <table:table-cell table:style-name="ce3" office:value-type="time" office:time-value="PT00H04M00S">
            <text:p>04:00.00</text:p>
          </table:table-cell>
          <table:table-cell table:style-name="ce3" office:value-type="time" office:time-value="PT00H04M50.7S">
            <text:p>04:50.70</text:p>
          </table:table-cell>
          <table:table-cell table:style-name="ce3" office:value-type="time" office:time-value="PT00H05M41.6S">
            <text:p>05:41.60</text:p>
          </table:table-cell>
          <table:table-cell table:style-name="ce3" office:value-type="time" office:time-value="PT00H06M29.5S">
            <text:p>06:29.50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2"/>
          <table:table-cell table:formula="of:=[.D19]-[.C19]" office:value-type="time" office:time-value="PT00H00M48.7S">
            <text:p>00:48.70</text:p>
          </table:table-cell>
          <table:table-cell table:formula="of:=[.E19]-[.D19]" office:value-type="time" office:time-value="PT00H00M49.9S">
            <text:p>00:49.90</text:p>
          </table:table-cell>
          <table:table-cell table:formula="of:=[.F19]-[.E19]" office:value-type="time" office:time-value="PT00H00M49.9S">
            <text:p>00:49.90</text:p>
          </table:table-cell>
          <table:table-cell table:formula="of:=[.G19]-[.F19]" office:value-type="time" office:time-value="PT00H00M50.2S">
            <text:p>00:50.20</text:p>
          </table:table-cell>
          <table:table-cell table:formula="of:=[.H19]-[.G19]" office:value-type="time" office:time-value="PT00H00M50.7S">
            <text:p>00:50.70</text:p>
          </table:table-cell>
          <table:table-cell table:formula="of:=[.I19]-[.H19]" office:value-type="time" office:time-value="PT00H00M50.9S">
            <text:p>00:50.90</text:p>
          </table:table-cell>
          <table:table-cell table:formula="of:=[.J19]-[.I19]" office:value-type="time" office:time-value="PT00H00M47.9S">
            <text:p>00:47.9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100 BK</text:p>
          </table:table-cell>
          <table:table-cell table:style-name="ce3" office:value-type="time" office:time-value="PT00H00M22.2S">
            <text:p>00:22.20</text:p>
          </table:table-cell>
          <table:table-cell table:style-name="ce3" office:value-type="time" office:time-value="PT00H00M47.5S">
            <text:p>00:47.50</text:p>
          </table:table-cell>
          <table:table-cell table:style-name="ce3" office:value-type="time" office:time-value="PT00H01M14.2S">
            <text:p>01:14.20</text:p>
          </table:table-cell>
          <table:table-cell table:style-name="ce3" office:value-type="time" office:time-value="PT00H01M38.3S">
            <text:p>01:38.3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21]-[.C21]" office:value-type="time" office:time-value="PT00H00M25.3S">
            <text:p>00:25.30</text:p>
          </table:table-cell>
          <table:table-cell table:formula="of:=[.E21]-[.D21]" office:value-type="time" office:time-value="PT00H00M26.7S">
            <text:p>00:26.70</text:p>
          </table:table-cell>
          <table:table-cell table:formula="of:=[.F21]-[.E21]" office:value-type="time" office:time-value="PT00H00M24.1S">
            <text:p>00:24.1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200 MD</text:p>
          </table:table-cell>
          <table:table-cell table:style-name="ce3" office:value-type="time" office:time-value="PT00H00M45S">
            <text:p>00:45.00</text:p>
          </table:table-cell>
          <table:table-cell table:style-name="ce3" office:value-type="time" office:time-value="PT00H01M39.5S">
            <text:p>01:39.50</text:p>
          </table:table-cell>
          <table:table-cell table:style-name="ce3" office:value-type="time" office:time-value="PT00H02M39.7S">
            <text:p>02:39.70</text:p>
          </table:table-cell>
          <table:table-cell table:style-name="ce3" office:value-type="time" office:time-value="PT00H03M27.8S">
            <text:p>03:27.80</text:p>
          </table:table-cell>
          <table:table-cell table:number-columns-repeated="1018"/>
        </table:table-row>
        <table:table-row table:style-name="ro1">
          <table:table-cell table:style-name="Default" table:number-columns-repeated="3"/>
          <table:table-cell table:formula="of:=[.D23]-[.C23]" office:value-type="time" office:time-value="PT00H00M54.5S">
            <text:p>00:54.50</text:p>
          </table:table-cell>
          <table:table-cell table:formula="of:=[.E23]-[.D23]" office:value-type="time" office:time-value="PT00H01M00.2S">
            <text:p>01:00.20</text:p>
          </table:table-cell>
          <table:table-cell table:formula="of:=[.F23]-[.E23]" office:value-type="time" office:time-value="PT00H00M48.1S">
            <text:p>00:48.10</text:p>
          </table:table-cell>
          <table:table-cell table:number-columns-repeated="1018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date" office:date-value="2015-10-25">
            <text:p>25/10/15</text:p>
          </table:table-cell>
          <table:table-cell office:value-type="string">
            <text:p>BCBW IV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50 BT</text:p>
          </table:table-cell>
          <table:table-cell table:style-name="ce3" office:value-type="time" office:time-value="PT00H00M18.39S">
            <text:p>00:18.39</text:p>
          </table:table-cell>
          <table:table-cell table:style-name="ce3" office:value-type="time" office:time-value="PT00H00M39.02S">
            <text:p>00:39.0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table:formula="of:=[.D28]-[.C28]" office:value-type="time" office:time-value="PT00H00M20.63S">
            <text:p>00:20.63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50 FR</text:p>
          </table:table-cell>
          <table:table-cell table:style-name="ce3" office:value-type="time" office:time-value="PT00H00M17.23S">
            <text:p>00:17.23</text:p>
          </table:table-cell>
          <table:table-cell table:style-name="ce3" office:value-type="time" office:time-value="PT00H00M36.3S">
            <text:p>00:36.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table:formula="of:=[.D30]-[.C30]" office:value-type="time" office:time-value="PT00H00M19.07S">
            <text:p>00:19.0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date" office:date-value="2015-11-21">
            <text:p>21/11/15</text:p>
          </table:table-cell>
          <table:table-cell office:value-type="string">
            <text:p>Ani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400 FR</text:p>
          </table:table-cell>
          <table:table-cell table:style-name="ce3" office:value-type="time" office:time-value="PT00H00M42.98S">
            <text:p>00:42.98</text:p>
          </table:table-cell>
          <table:table-cell table:style-name="ce3" office:value-type="time" office:time-value="PT00H01M31.3S">
            <text:p>01:31.30</text:p>
          </table:table-cell>
          <table:table-cell table:style-name="ce3" office:value-type="time" office:time-value="PT00H02M20.9S">
            <text:p>02:20.90</text:p>
          </table:table-cell>
          <table:table-cell table:style-name="ce3" office:value-type="time" office:time-value="PT00H03M11.2S">
            <text:p>03:11.20</text:p>
          </table:table-cell>
          <table:table-cell table:style-name="ce3" office:value-type="time" office:time-value="PT00H04M01.5S">
            <text:p>04:01.50</text:p>
          </table:table-cell>
          <table:table-cell table:style-name="ce3" office:value-type="time" office:time-value="PT00H04M53.56S">
            <text:p>04:53.56</text:p>
          </table:table-cell>
          <table:table-cell table:style-name="ce3" office:value-type="time" office:time-value="PT00H05M43S">
            <text:p>05:43.00</text:p>
          </table:table-cell>
          <table:table-cell table:style-name="ce3" office:value-type="time" office:time-value="PT00H06M30.7S">
            <text:p>06:30.7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table:formula="of:=[.D34]-[.C34]" office:value-type="time" office:time-value="PT00H00M48.32S">
            <text:p>00:48.32</text:p>
          </table:table-cell>
          <table:table-cell table:style-name="ce3" table:formula="of:=[.E34]-[.D34]" office:value-type="time" office:time-value="PT00H00M49.6S">
            <text:p>00:49.60</text:p>
          </table:table-cell>
          <table:table-cell table:style-name="ce3" table:formula="of:=[.F34]-[.E34]" office:value-type="time" office:time-value="PT00H00M50.3S">
            <text:p>00:50.30</text:p>
          </table:table-cell>
          <table:table-cell table:style-name="ce3" table:formula="of:=[.G34]-[.F34]" office:value-type="time" office:time-value="PT00H00M50.3S">
            <text:p>00:50.30</text:p>
          </table:table-cell>
          <table:table-cell table:style-name="ce3" table:formula="of:=[.H34]-[.G34]" office:value-type="time" office:time-value="PT00H00M52.06S">
            <text:p>00:52.06</text:p>
          </table:table-cell>
          <table:table-cell table:style-name="ce3" table:formula="of:=[.I34]-[.H34]" office:value-type="time" office:time-value="PT00H00M49.44S">
            <text:p>00:49.44</text:p>
          </table:table-cell>
          <table:table-cell table:style-name="ce3" table:formula="of:=[.J34]-[.I34]" office:value-type="time" office:time-value="PT00H00M47.7S">
            <text:p>00:47.7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50 FR</text:p>
          </table:table-cell>
          <table:table-cell table:style-name="ce3" office:value-type="time" office:time-value="PT00H00M36.51S">
            <text:p>00:36.5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 FR</text:p>
          </table:table-cell>
          <table:table-cell table:style-name="ce3" office:value-type="time" office:time-value="PT00H00M40.2S">
            <text:p>00:40.20</text:p>
          </table:table-cell>
          <table:table-cell table:style-name="ce3" office:value-type="time" office:time-value="PT00H01M25.4S">
            <text:p>01:25.4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table:formula="of:=[.D37]-[.C37]" office:value-type="time" office:time-value="PT00H00M45.2S">
            <text:p>00:45.2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50 BT</text:p>
          </table:table-cell>
          <table:table-cell table:style-name="ce3" office:value-type="time" office:time-value="PT00H00M41.25S">
            <text:p>00:41.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200 FR</text:p>
          </table:table-cell>
          <table:table-cell table:style-name="ce3" office:value-type="time" office:time-value="PT00H00M42.51S">
            <text:p>00:42.51</text:p>
          </table:table-cell>
          <table:table-cell table:style-name="ce3" office:value-type="time" office:time-value="PT00H01M30.15S">
            <text:p>01:30.15</text:p>
          </table:table-cell>
          <table:table-cell table:style-name="ce3" office:value-type="time" office:time-value="PT00H02M19.61S">
            <text:p>02:19.61</text:p>
          </table:table-cell>
          <table:table-cell table:style-name="ce3" office:value-type="time" office:time-value="PT00H03M04.62S">
            <text:p>03:04.62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table:formula="of:=[.D40]-[.C40]" office:value-type="time" office:time-value="PT00H00M47.64S">
            <text:p>00:47.64</text:p>
          </table:table-cell>
          <table:table-cell table:style-name="ce3" table:formula="of:=[.E40]-[.D40]" office:value-type="time" office:time-value="PT00H00M49.46S">
            <text:p>00:49.46</text:p>
          </table:table-cell>
          <table:table-cell table:style-name="ce3" table:formula="of:=[.F40]-[.E40]" office:value-type="time" office:time-value="PT00H00M45.01S">
            <text:p>00:45.0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100 MD</text:p>
          </table:table-cell>
          <table:table-cell table:style-name="ce3" office:value-type="time" office:time-value="PT00H00M18.73S">
            <text:p>00:18.73</text:p>
          </table:table-cell>
          <table:table-cell table:style-name="ce3" office:value-type="time" office:time-value="PT00H00M42.71S">
            <text:p>00:42.71</text:p>
          </table:table-cell>
          <table:table-cell table:style-name="ce3" office:value-type="time" office:time-value="PT00H01M11.8S">
            <text:p>01:11.80</text:p>
          </table:table-cell>
          <table:table-cell table:style-name="ce3" office:value-type="time" office:time-value="PT00H01M35.01S">
            <text:p>01:35.0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table:formula="of:=[.D42]-[.C42]" office:value-type="time" office:time-value="PT00H00M23.98S">
            <text:p>00:23.98</text:p>
          </table:table-cell>
          <table:table-cell table:style-name="ce3" table:formula="of:=[.E42]-[.D42]" office:value-type="time" office:time-value="PT00H00M29.09S">
            <text:p>00:29.09</text:p>
          </table:table-cell>
          <table:table-cell table:style-name="ce3" table:formula="of:=[.F42]-[.E42]" office:value-type="time" office:time-value="PT00H00M23.21S">
            <text:p>00:23.21</text:p>
          </table:table-cell>
          <table:table-cell table:number-columns-repeated="1018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hamed" table:style-name="ta1" table:print="false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15-04-26">
            <text:p>26/04/15</text:p>
          </table:table-cell>
          <table:table-cell table:style-name="ce1" office:value-type="string">
            <text:p>BCBW PROMO III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100 BT</text:p>
          </table:table-cell>
          <table:table-cell table:style-name="ce3" office:value-type="time" office:time-value="PT00H00M15.5S">
            <text:p>00:15.50</text:p>
          </table:table-cell>
          <table:table-cell table:style-name="ce3" office:value-type="time" office:time-value="PT00H00M36S">
            <text:p>00:36.00</text:p>
          </table:table-cell>
          <table:table-cell table:style-name="ce3" office:value-type="time" office:time-value="PT00H00M56S">
            <text:p>00:56.00</text:p>
          </table:table-cell>
          <table:table-cell table:style-name="ce3" office:value-type="time" office:time-value="PT00H01M19S">
            <text:p>01:19.0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table:formula="of:=[.D3]-[.C3]" office:value-type="time" office:time-value="PT00H00M20.5S">
            <text:p>00:20.50</text:p>
          </table:table-cell>
          <table:table-cell table:style-name="ce3" table:formula="of:=[.E3]-[.D3]" office:value-type="time" office:time-value="PT00H00M20S">
            <text:p>00:20.00</text:p>
          </table:table-cell>
          <table:table-cell table:style-name="ce3" table:formula="of:=[.F3]-[.E3]" office:value-type="time" office:time-value="PT00H00M23S">
            <text:p>00:23.0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200 FR</text:p>
          </table:table-cell>
          <table:table-cell table:style-name="ce3" office:value-type="time" office:time-value="PT00H01M15S">
            <text:p>01:15.00</text:p>
          </table:table-cell>
          <table:table-cell table:style-name="ce3" office:value-type="time" office:time-value="PT00H02M41.07S">
            <text:p>02:41.0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table:formula="of:=[.D5]-[.C5]" office:value-type="time" office:time-value="PT00H01M26.07S">
            <text:p>01:26.07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00 MD</text:p>
          </table:table-cell>
          <table:table-cell table:style-name="ce3" office:value-type="time" office:time-value="PT00H00M15S">
            <text:p>00:15.00</text:p>
          </table:table-cell>
          <table:table-cell table:style-name="ce3" office:value-type="time" office:time-value="PT00H00M36S">
            <text:p>00:36.00</text:p>
          </table:table-cell>
          <table:table-cell table:style-name="ce3" office:value-type="time" office:time-value="PT00H01M02S">
            <text:p>01:02.00</text:p>
          </table:table-cell>
          <table:table-cell table:style-name="ce3" office:value-type="time" office:time-value="PT00H01M20S">
            <text:p>01:20.0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table:formula="of:=[.D7]-[.C7]" office:value-type="time" office:time-value="PT00H00M21S">
            <text:p>00:21.00</text:p>
          </table:table-cell>
          <table:table-cell table:style-name="ce3" table:formula="of:=[.E7]-[.D7]" office:value-type="time" office:time-value="PT00H00M26S">
            <text:p>00:26.00</text:p>
          </table:table-cell>
          <table:table-cell table:style-name="ce3" table:formula="of:=[.F7]-[.E7]" office:value-type="time" office:time-value="PT00H00M18S">
            <text:p>00:18.0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date" office:date-value="2015-04-10">
            <text:p>04/10/15</text:p>
          </table:table-cell>
          <table:table-cell office:value-type="string">
            <text:p>BCBW II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100 FR</text:p>
          </table:table-cell>
          <table:table-cell table:style-name="ce3" office:value-type="time" office:time-value="PT00H00M14.6S">
            <text:p>00:14.60</text:p>
          </table:table-cell>
          <table:table-cell table:style-name="ce3" office:value-type="time" office:time-value="PT00H00M31.05S">
            <text:p>00:31.05</text:p>
          </table:table-cell>
          <table:table-cell table:style-name="ce3" office:value-type="time" office:time-value="PT00H00M50.45S">
            <text:p>00:50.45</text:p>
          </table:table-cell>
          <table:table-cell table:style-name="ce3" office:value-type="time" office:time-value="PT00H01M08.4S">
            <text:p>01:08.4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12]-[.C12]" office:value-type="time" office:time-value="PT00H00M16.45S">
            <text:p>00:16.45</text:p>
          </table:table-cell>
          <table:table-cell table:formula="of:=[.E12]-[.D12]" office:value-type="time" office:time-value="PT00H00M19.4S">
            <text:p>00:19.40</text:p>
          </table:table-cell>
          <table:table-cell table:formula="of:=[.F12]-[.E12]" office:value-type="time" office:time-value="PT00H00M17.95S">
            <text:p>00:17.9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200 BK</text:p>
          </table:table-cell>
          <table:table-cell table:style-name="ce3" office:value-type="time" office:time-value="PT00H00M40.4S">
            <text:p>00:40.40</text:p>
          </table:table-cell>
          <table:table-cell table:style-name="ce3" office:value-type="time" office:time-value="PT00H01M24.5S">
            <text:p>01:24.50</text:p>
          </table:table-cell>
          <table:table-cell table:style-name="ce3" office:value-type="time" office:time-value="PT00H02M09.8S">
            <text:p>02:09.80</text:p>
          </table:table-cell>
          <table:table-cell table:style-name="ce3" office:value-type="time" office:time-value="PT00H02M52.3S">
            <text:p>02:52.3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14]-[.C14]" office:value-type="time" office:time-value="PT00H00M44.1S">
            <text:p>00:44.10</text:p>
          </table:table-cell>
          <table:table-cell table:formula="of:=[.E14]-[.D14]" office:value-type="time" office:time-value="PT00H00M45.3S">
            <text:p>00:45.30</text:p>
          </table:table-cell>
          <table:table-cell table:formula="of:=[.F14]-[.E14]" office:value-type="time" office:time-value="PT00H00M42.5S">
            <text:p>00:42.5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date" office:date-value="2015-11-10">
            <text:p>11/10/15</text:p>
          </table:table-cell>
          <table:table-cell office:value-type="string">
            <text:p>BCBW III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100 BT</text:p>
          </table:table-cell>
          <table:table-cell table:style-name="ce3" office:value-type="time" office:time-value="PT00H00M15.9S">
            <text:p>00:15.90</text:p>
          </table:table-cell>
          <table:table-cell table:style-name="ce3" office:value-type="time" office:time-value="PT00H00M36S">
            <text:p>00:36.00</text:p>
          </table:table-cell>
          <table:table-cell table:style-name="ce3" office:value-type="time" office:time-value="PT00H00M57.9S">
            <text:p>00:57.90</text:p>
          </table:table-cell>
          <table:table-cell table:style-name="ce3" office:value-type="time" office:time-value="PT00H01M22S">
            <text:p>01:22.0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19]-[.C19]" office:value-type="time" office:time-value="PT00H00M20.1S">
            <text:p>00:20.10</text:p>
          </table:table-cell>
          <table:table-cell table:formula="of:=[.E19]-[.D19]" office:value-type="time" office:time-value="PT00H00M21.9S">
            <text:p>00:21.90</text:p>
          </table:table-cell>
          <table:table-cell table:formula="of:=[.F19]-[.E19]" office:value-type="time" office:time-value="PT00H00M24.1S">
            <text:p>00:24.1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100 BK</text:p>
          </table:table-cell>
          <table:table-cell table:style-name="ce3" office:value-type="time" office:time-value="PT00H01M24S">
            <text:p>01:24.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200 MD</text:p>
          </table:table-cell>
          <table:table-cell table:style-name="ce3" office:value-type="time" office:time-value="PT00H00M37.6S">
            <text:p>00:37.60</text:p>
          </table:table-cell>
          <table:table-cell table:style-name="ce3" office:value-type="time" office:time-value="PT00H01M24.7S">
            <text:p>01:24.70</text:p>
          </table:table-cell>
          <table:table-cell table:style-name="ce3" office:value-type="time" office:time-value="PT00H02M16.9S">
            <text:p>02:16.90</text:p>
          </table:table-cell>
          <table:table-cell table:style-name="ce3" office:value-type="time" office:time-value="PT00H02M55.8S">
            <text:p>02:55.8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22]-[.C22]" office:value-type="time" office:time-value="PT00H00M47.1S">
            <text:p>00:47.10</text:p>
          </table:table-cell>
          <table:table-cell table:formula="of:=[.E22]-[.D22]" office:value-type="time" office:time-value="PT00H00M52.2S">
            <text:p>00:52.20</text:p>
          </table:table-cell>
          <table:table-cell table:formula="of:=[.F22]-[.E22]" office:value-type="time" office:time-value="PT00H00M38.9S">
            <text:p>00:38.9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15-10-25">
            <text:p>25/10/15</text:p>
          </table:table-cell>
          <table:table-cell office:value-type="string">
            <text:p>BCBW IV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50 BT</text:p>
          </table:table-cell>
          <table:table-cell table:style-name="ce3" office:value-type="time" office:time-value="PT00H00M15.11S">
            <text:p>00:15.11</text:p>
          </table:table-cell>
          <table:table-cell table:style-name="ce3" office:value-type="time" office:time-value="PT00H00M33.2S">
            <text:p>00:33.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D26]-[.C26]" office:value-type="time" office:time-value="PT00H00M18.09S">
            <text:p>00:18.09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50 FR</text:p>
          </table:table-cell>
          <table:table-cell table:style-name="ce3" office:value-type="time" office:time-value="PT00H00M13.88S">
            <text:p>00:13.88</text:p>
          </table:table-cell>
          <table:table-cell table:style-name="ce3" office:value-type="time" office:time-value="PT00H00M28.9S">
            <text:p>00:28.9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D28]-[.C28]" office:value-type="time" office:time-value="PT00H00M15.02S">
            <text:p>00:15.0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date" office:date-value="2015-11-21">
            <text:p>21/11/15</text:p>
          </table:table-cell>
          <table:table-cell office:value-type="string">
            <text:p>Ani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100 BK</text:p>
          </table:table-cell>
          <table:table-cell table:style-name="ce3" office:value-type="time" office:time-value="PT00H00M35.9S">
            <text:p>00:35.90</text:p>
          </table:table-cell>
          <table:table-cell table:style-name="ce3" office:value-type="time" office:time-value="PT00H01M15.2S">
            <text:p>01:15.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D32]-[.C32]" office:value-type="time" office:time-value="PT00H00M39.3S">
            <text:p>00:39.3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50 BT</text:p>
          </table:table-cell>
          <table:table-cell table:style-name="ce3" office:value-type="time" office:time-value="PT00H00M32.6S">
            <text:p>00:32.60</text:p>
          </table:table-cell>
          <table:table-cell table:style-name="ce3" office:value-type="time" office:time-value="PT00H01M15.2S">
            <text:p>01:15.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D34]-[.C34]" office:value-type="time" office:time-value="PT00H00M42.6S">
            <text:p>00:42.6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200 FR</text:p>
          </table:table-cell>
          <table:table-cell table:style-name="ce3" office:value-type="time" office:time-value="PT00H00M33.56S">
            <text:p>00:33.56</text:p>
          </table:table-cell>
          <table:table-cell table:style-name="ce3" office:value-type="time" office:time-value="PT00H01M12.16S">
            <text:p>01:12.16</text:p>
          </table:table-cell>
          <table:table-cell table:style-name="ce3" office:value-type="time" office:time-value="PT00H01M52.58S">
            <text:p>01:52.58</text:p>
          </table:table-cell>
          <table:table-cell table:style-name="ce3" office:value-type="time" office:time-value="PT00H02M31.55S">
            <text:p>02:31.5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6]-[.C36]" office:value-type="time" office:time-value="PT00H00M38.6S">
            <text:p>00:38.60</text:p>
          </table:table-cell>
          <table:table-cell table:formula="of:=[.E36]-[.D36]" office:value-type="time" office:time-value="PT00H00M40.42S">
            <text:p>00:40.42</text:p>
          </table:table-cell>
          <table:table-cell table:formula="of:=[.F36]-[.E36]" office:value-type="time" office:time-value="PT00H00M38.97S">
            <text:p>00:38.97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100 BT</text:p>
          </table:table-cell>
          <table:table-cell table:style-name="ce3" office:value-type="time" office:time-value="PT00H00M35.62S">
            <text:p>00:35.62</text:p>
          </table:table-cell>
          <table:table-cell table:style-name="ce3" office:value-type="time" office:time-value="PT00H01M18.84S">
            <text:p>01:18.8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D38]-[.C38]" office:value-type="time" office:time-value="PT00H00M43.22S">
            <text:p>00:43.22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00 FR</text:p>
          </table:table-cell>
          <table:table-cell table:style-name="ce3" office:value-type="time" office:time-value="PT00H00M14.26S">
            <text:p>00:14.26</text:p>
          </table:table-cell>
          <table:table-cell table:style-name="ce3" office:value-type="time" office:time-value="PT00H00M30.5S">
            <text:p>00:30.50</text:p>
          </table:table-cell>
          <table:table-cell table:style-name="ce3" office:value-type="time" office:time-value="PT00H00M47.95S">
            <text:p>00:47.95</text:p>
          </table:table-cell>
          <table:table-cell table:style-name="ce3" office:value-type="time" office:time-value="PT00H01M05.1S">
            <text:p>01:05.1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table:formula="of:=[.D40]-[.C40]" office:value-type="time" office:time-value="PT00H00M16.24S">
            <text:p>00:16.24</text:p>
          </table:table-cell>
          <table:table-cell table:style-name="ce3" table:formula="of:=[.E40]-[.D40]" office:value-type="time" office:time-value="PT00H00M17.45S">
            <text:p>00:17.45</text:p>
          </table:table-cell>
          <table:table-cell table:style-name="ce3" table:formula="of:=[.F40]-[.E40]" office:value-type="time" office:time-value="PT00H00M17.15S">
            <text:p>00:17.1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200 MD</text:p>
          </table:table-cell>
          <table:table-cell table:style-name="ce3" office:value-type="time" office:time-value="PT00H00M35.11S">
            <text:p>00:35.11</text:p>
          </table:table-cell>
          <table:table-cell table:style-name="ce3" office:value-type="time" office:time-value="PT00H01M19.28S">
            <text:p>01:19.28</text:p>
          </table:table-cell>
          <table:table-cell table:style-name="ce3" office:value-type="time" office:time-value="PT00H02M10.95S">
            <text:p>02:10.95</text:p>
          </table:table-cell>
          <table:table-cell table:style-name="ce3" office:value-type="time" office:time-value="PT00H02M47.66S">
            <text:p>02:47.66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42]-[.C42]" office:value-type="time" office:time-value="PT00H00M44.17S">
            <text:p>00:44.17</text:p>
          </table:table-cell>
          <table:table-cell table:formula="of:=[.E42]-[.D42]" office:value-type="time" office:time-value="PT00H00M51.67S">
            <text:p>00:51.67</text:p>
          </table:table-cell>
          <table:table-cell table:formula="of:=[.F42]-[.E42]" office:value-type="time" office:time-value="PT00H00M36.71S">
            <text:p>00:36.71</text:p>
          </table:table-cell>
          <table:table-cell table:number-columns-repeated="1018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thia VDB" table:style-name="ta1" table:print="false">
        <table:table-column table:style-name="co1" table:number-columns-repeated="2" table:default-cell-style-name="ce1"/>
        <table:table-column table:style-name="co1" table:number-columns-repeated="1022" table:default-cell-style-name="ce2"/>
        <table:table-row table:style-name="ro1">
          <table:table-cell table:number-columns-repeated="1024"/>
        </table:table-row>
        <table:table-row table:style-name="ro1">
          <table:table-cell office:value-type="date" office:date-value="2015-04-26">
            <text:p>26/04/15</text:p>
          </table:table-cell>
          <table:table-cell office:value-type="string">
            <text:p>BCBW PROMO III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100 BT</text:p>
          </table:table-cell>
          <table:table-cell table:style-name="ce3" office:value-type="time" office:time-value="PT00H00M16.6S">
            <text:p>00:16.60</text:p>
          </table:table-cell>
          <table:table-cell table:style-name="ce3" office:value-type="time" office:time-value="PT00H00M36.9S">
            <text:p>00:36.90</text:p>
          </table:table-cell>
          <table:table-cell table:style-name="ce3" office:value-type="time" office:time-value="PT00H01M00.5S">
            <text:p>01:00.50</text:p>
          </table:table-cell>
          <table:table-cell table:style-name="ce3" office:value-type="time" office:time-value="PT00H01M25.09S">
            <text:p>01:25.09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/>
          <table:table-cell table:style-name="ce3" table:formula="of:=[.D3]-[.C3]" office:value-type="time" office:time-value="PT00H00M20.3S">
            <text:p>00:20.30</text:p>
          </table:table-cell>
          <table:table-cell table:style-name="ce3" table:formula="of:=[.E3]-[.D3]" office:value-type="time" office:time-value="PT00H00M23.6S">
            <text:p>00:23.60</text:p>
          </table:table-cell>
          <table:table-cell table:style-name="ce3" table:formula="of:=[.F3]-[.E3]" office:value-type="time" office:time-value="PT00H00M24.59S">
            <text:p>00:24.59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>
            <text:p>200 FR</text:p>
          </table:table-cell>
          <table:table-cell table:style-name="ce3" office:value-type="time" office:time-value="PT00H00M37.1S">
            <text:p>00:37.10</text:p>
          </table:table-cell>
          <table:table-cell table:style-name="ce3" office:value-type="time" office:time-value="PT00H01M20S">
            <text:p>01:20.00</text:p>
          </table:table-cell>
          <table:table-cell table:style-name="ce3" office:value-type="time" office:time-value="PT00H02M04S">
            <text:p>02:04.00</text:p>
          </table:table-cell>
          <table:table-cell table:style-name="ce3" office:value-type="time" office:time-value="PT00H02M50S">
            <text:p>02:50.00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/>
          <table:table-cell table:style-name="ce3" table:formula="of:=[.D5]-[.C5]" office:value-type="time" office:time-value="PT00H00M42.9S">
            <text:p>00:42.90</text:p>
          </table:table-cell>
          <table:table-cell table:style-name="ce3" table:formula="of:=[.E5]-[.D5]" office:value-type="time" office:time-value="PT00H00M44S">
            <text:p>00:44.00</text:p>
          </table:table-cell>
          <table:table-cell table:style-name="ce3" table:formula="of:=[.F5]-[.E5]" office:value-type="time" office:time-value="PT00H00M46S">
            <text:p>00:46.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>
            <text:p>100 MD</text:p>
          </table:table-cell>
          <table:table-cell table:style-name="ce3" office:value-type="time" office:time-value="PT00H00M16S">
            <text:p>00:16.00</text:p>
          </table:table-cell>
          <table:table-cell table:style-name="ce3" office:value-type="time" office:time-value="PT00H00M41S">
            <text:p>00:41.00</text:p>
          </table:table-cell>
          <table:table-cell table:style-name="ce3" office:value-type="time" office:time-value="PT00H01M07S">
            <text:p>01:07.00</text:p>
          </table:table-cell>
          <table:table-cell table:style-name="ce3" office:value-type="time" office:time-value="PT00H01M26.89S">
            <text:p>01:26.89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/>
          <table:table-cell table:style-name="ce3" table:formula="of:=[.D7]-[.C7]" office:value-type="time" office:time-value="PT00H00M25S">
            <text:p>00:25.00</text:p>
          </table:table-cell>
          <table:table-cell table:style-name="ce3" table:formula="of:=[.E7]-[.D7]" office:value-type="time" office:time-value="PT00H00M26S">
            <text:p>00:26.00</text:p>
          </table:table-cell>
          <table:table-cell table:style-name="ce3" table:formula="of:=[.F7]-[.E7]" office:value-type="time" office:time-value="PT00H00M19.89S">
            <text:p>00:19.89</text:p>
          </table:table-cell>
          <table:table-cell table:number-columns-repeated="1018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1">
          <table:table-cell office:value-type="date" office:date-value="2015-04-10">
            <text:p>10/04/15</text:p>
          </table:table-cell>
          <table:table-cell table:style-name="ce5" office:value-type="string">
            <text:p>BCBW II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400 MD</text:p>
          </table:table-cell>
          <table:table-cell table:style-name="ce6" office:value-type="time" office:time-value="PT00H00M39.14S">
            <text:p>00:39.14</text:p>
          </table:table-cell>
          <table:table-cell table:style-name="ce6" office:value-type="time" office:time-value="PT00H01M28.3S">
            <text:p>01:28.30</text:p>
          </table:table-cell>
          <table:table-cell table:style-name="ce6" office:value-type="time" office:time-value="PT00H02M20.5S">
            <text:p>02:20.50</text:p>
          </table:table-cell>
          <table:table-cell table:style-name="ce6" office:value-type="time" office:time-value="PT00H03M12S">
            <text:p>03:12.00</text:p>
          </table:table-cell>
          <table:table-cell table:style-name="ce6" office:value-type="time" office:time-value="PT00H04M08S">
            <text:p>04:08.00</text:p>
          </table:table-cell>
          <table:table-cell table:style-name="ce6" office:value-type="time" office:time-value="PT00H05M06.2S">
            <text:p>05:06.20</text:p>
          </table:table-cell>
          <table:table-cell table:style-name="ce6" office:value-type="time" office:time-value="PT00H05M50.9S">
            <text:p>05:50.90</text:p>
          </table:table-cell>
          <table:table-cell table:style-name="ce6" office:value-type="time" office:time-value="PT00H06M32.4S">
            <text:p>06:32.40</text:p>
          </table:table-cell>
          <table:table-cell table:number-columns-repeated="1014"/>
        </table:table-row>
        <table:table-row table:style-name="ro1">
          <table:table-cell/>
          <table:table-cell table:style-name="ce2"/>
          <table:table-cell/>
          <table:table-cell table:style-name="ce3" table:formula="of:=[.D12]-[.C12]" office:value-type="time" office:time-value="PT00H00M49.16S">
            <text:p>00:49.16</text:p>
          </table:table-cell>
          <table:table-cell table:style-name="ce3" table:formula="of:=[.E12]-[.D12]" office:value-type="time" office:time-value="PT00H00M52.2S">
            <text:p>00:52.20</text:p>
          </table:table-cell>
          <table:table-cell table:style-name="ce3" table:formula="of:=[.F12]-[.E12]" office:value-type="time" office:time-value="PT00H00M51.5S">
            <text:p>00:51.50</text:p>
          </table:table-cell>
          <table:table-cell table:style-name="ce3" table:formula="of:=[.G12]-[.F12]" office:value-type="time" office:time-value="PT00H00M56S">
            <text:p>00:56.00</text:p>
          </table:table-cell>
          <table:table-cell table:style-name="ce3" table:formula="of:=[.H12]-[.G12]" office:value-type="time" office:time-value="PT00H00M58.2S">
            <text:p>00:58.20</text:p>
          </table:table-cell>
          <table:table-cell table:style-name="ce3" table:formula="of:=[.I12]-[.H12]" office:value-type="time" office:time-value="PT00H00M44.7S">
            <text:p>00:44.70</text:p>
          </table:table-cell>
          <table:table-cell table:style-name="ce3" table:formula="of:=[.J12]-[.I12]" office:value-type="time" office:time-value="PT00H00M41.5S">
            <text:p>00:41.50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>
            <text:p>100 FR</text:p>
          </table:table-cell>
          <table:table-cell table:style-name="ce3" office:value-type="time" office:time-value="PT00H00M34S">
            <text:p>00:34.00</text:p>
          </table:table-cell>
          <table:table-cell table:style-name="ce3" office:value-type="time" office:time-value="PT00H01M11.48S">
            <text:p>01:11.4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table:formula="of:=[.D14]-[.C14]" office:value-type="time" office:time-value="PT00H00M37.48S">
            <text:p>00:37.48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date" office:date-value="2015-10-25">
            <text:p>25/10/15</text:p>
          </table:table-cell>
          <table:table-cell table:style-name="ce2" office:value-type="string">
            <text:p>BCBW IV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50 BT</text:p>
          </table:table-cell>
          <table:table-cell table:style-name="ce3" office:value-type="time" office:time-value="PT00H00M15.92S">
            <text:p>00:15.92</text:p>
          </table:table-cell>
          <table:table-cell table:style-name="ce3" office:value-type="time" office:time-value="PT00H00M34.05S">
            <text:p>00:34.0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table:formula="of:=[.D20]-[.C20]" office:value-type="time" office:time-value="PT00H00M18.13S">
            <text:p>00:18.13</text:p>
          </table:table-cell>
          <table:table-cell table:number-columns-repeated="1020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2">
          <table:table-cell office:value-type="date" office:date-value="2015-11-21">
            <text:p>21/11/15</text:p>
          </table:table-cell>
          <table:table-cell table:style-name="ce2" office:value-type="string">
            <text:p>Anis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Default"/>
          <table:table-cell office:value-type="string">
            <text:p>50 BR</text:p>
          </table:table-cell>
          <table:table-cell table:style-name="ce3" office:value-type="time" office:time-value="PT00H00M43.95S">
            <text:p>00:43.95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>
            <text:p>50 BT</text:p>
          </table:table-cell>
          <table:table-cell table:style-name="ce3" office:value-type="time" office:time-value="PT00H00M33.18S">
            <text:p>00:33.18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200 BR</text:p>
          </table:table-cell>
          <table:table-cell table:style-name="ce6" office:value-type="time" office:time-value="PT00H00M45.78S">
            <text:p>00:45.78</text:p>
          </table:table-cell>
          <table:table-cell table:style-name="ce6" office:value-type="time" office:time-value="PT00H01M37.83S">
            <text:p>01:37.83</text:p>
          </table:table-cell>
          <table:table-cell table:style-name="ce6" office:value-type="time" office:time-value="PT00H02M32.72S">
            <text:p>02:32.72</text:p>
          </table:table-cell>
          <table:table-cell table:style-name="ce6" office:value-type="time" office:time-value="PT00H03M27.72S">
            <text:p>03:27.72</text:p>
          </table:table-cell>
          <table:table-cell table:style-name="ce6" table:number-columns-repeated="4"/>
          <table:table-cell table:number-columns-repeated="1014"/>
        </table:table-row>
        <table:table-row table:style-name="ro1">
          <table:table-cell/>
          <table:table-cell table:style-name="ce2"/>
          <table:table-cell/>
          <table:table-cell table:style-name="ce3" table:formula="of:=[.D27]-[.C27]" office:value-type="time" office:time-value="PT00H00M52.05S">
            <text:p>00:52.05</text:p>
          </table:table-cell>
          <table:table-cell table:style-name="ce3" table:formula="of:=[.E27]-[.D27]" office:value-type="time" office:time-value="PT00H00M54.89S">
            <text:p>00:54.89</text:p>
          </table:table-cell>
          <table:table-cell table:style-name="ce3" table:formula="of:=[.F27]-[.E27]" office:value-type="time" office:time-value="PT00H00M55S">
            <text:p>00:55.00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/>
          <table:table-cell table:style-name="ce2" office:value-type="string">
            <text:p>200 FR</text:p>
          </table:table-cell>
          <table:table-cell table:style-name="ce3" office:value-type="time" office:time-value="PT00H00M35.02S">
            <text:p>00:35.02</text:p>
          </table:table-cell>
          <table:table-cell table:style-name="ce3" office:value-type="time" office:time-value="PT00H01M15.3S">
            <text:p>01:15.30</text:p>
          </table:table-cell>
          <table:table-cell table:style-name="ce3" office:value-type="time" office:time-value="PT00H01M56.68S">
            <text:p>01:56.68</text:p>
          </table:table-cell>
          <table:table-cell table:style-name="ce3" office:value-type="time" office:time-value="PT00H02M37.99S">
            <text:p>02:37.99</text:p>
          </table:table-cell>
          <table:table-cell table:number-columns-repeated="1018"/>
        </table:table-row>
        <table:table-row table:style-name="ro1">
          <table:table-cell/>
          <table:table-cell table:style-name="ce2"/>
          <table:table-cell/>
          <table:table-cell table:formula="of:=[.D29]-[.C29]" office:value-type="time" office:time-value="PT00H00M40.28S">
            <text:p>00:40.28</text:p>
          </table:table-cell>
          <table:table-cell table:formula="of:=[.E29]-[.D29]" office:value-type="time" office:time-value="PT00H00M41.38S">
            <text:p>00:41.38</text:p>
          </table:table-cell>
          <table:table-cell table:formula="of:=[.F29]-[.E29]" office:value-type="time" office:time-value="PT00H00M41.31S">
            <text:p>00:41.31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>
            <text:p>100 BR</text:p>
          </table:table-cell>
          <table:table-cell table:style-name="ce6" office:value-type="time" office:time-value="PT00H00M45.73S">
            <text:p>00:45.73</text:p>
          </table:table-cell>
          <table:table-cell table:style-name="ce6" office:value-type="time" office:time-value="PT00H01M38S">
            <text:p>01:38.00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100 BT</text:p>
          </table:table-cell>
          <table:table-cell table:style-name="ce3" office:value-type="time" office:time-value="PT00H00M36.14S">
            <text:p>00:36.14</text:p>
          </table:table-cell>
          <table:table-cell table:style-name="ce3" office:value-type="time" office:time-value="PT00H01M21.12S">
            <text:p>01:21.12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/>
          <table:table-cell table:style-name="ce3" table:formula="of:=[.D32]-[.C32]" office:value-type="time" office:time-value="PT00H00M44.98S">
            <text:p>00:44.98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100 FR</text:p>
          </table:table-cell>
          <table:table-cell table:style-name="ce3" office:value-type="time" office:time-value="PT00H00M33.53S">
            <text:p>00:33.53</text:p>
          </table:table-cell>
          <table:table-cell table:style-name="ce3" office:value-type="time" office:time-value="PT00H01M09.18S">
            <text:p>01:09.18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/>
          <table:table-cell table:style-name="ce3" table:formula="of:=[.D34]-[.C34]" office:value-type="time" office:time-value="PT00H00M35.65S">
            <text:p>00:35.6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200 MD</text:p>
          </table:table-cell>
          <table:table-cell table:style-name="ce3" office:value-type="time" office:time-value="PT00H00M37.51S">
            <text:p>00:37.51</text:p>
          </table:table-cell>
          <table:table-cell table:style-name="ce3" office:value-type="time" office:time-value="PT00H01M25.21S">
            <text:p>01:25.21</text:p>
          </table:table-cell>
          <table:table-cell table:style-name="ce3" office:value-type="time" office:time-value="PT00H02M20.55S">
            <text:p>02:20.55</text:p>
          </table:table-cell>
          <table:table-cell table:style-name="ce3" office:value-type="time" office:time-value="PT00H03M00.7S">
            <text:p>03:00.70</text:p>
          </table:table-cell>
          <table:table-cell table:number-columns-repeated="1018"/>
        </table:table-row>
        <table:table-row table:style-name="ro1">
          <table:table-cell/>
          <table:table-cell table:style-name="ce2"/>
          <table:table-cell/>
          <table:table-cell table:formula="of:=[.D36]-[.C36]" office:value-type="time" office:time-value="PT00H00M47.7S">
            <text:p>00:47.70</text:p>
          </table:table-cell>
          <table:table-cell table:formula="of:=[.E36]-[.D36]" office:value-type="time" office:time-value="PT00H00M55.34S">
            <text:p>00:55.34</text:p>
          </table:table-cell>
          <table:table-cell table:formula="of:=[.F36]-[.E36]" office:value-type="time" office:time-value="PT00H00M40.15S">
            <text:p>00:40.1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>
            <text:p>50 FR</text:p>
          </table:table-cell>
          <table:table-cell table:style-name="ce3" office:value-type="time" office:time-value="PT00H00M30.78S">
            <text:p>00:30.78</text:p>
          </table:table-cell>
          <table:table-cell table:number-columns-repeated="102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thonios" table:style-name="ta1" table:print="false"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" office:value-type="date" office:date-value="2015-11-21">
            <text:p>21/11/15</text:p>
          </table:table-cell>
          <table:table-cell table:style-name="ce2" office:value-type="string">
            <text:p>Anis</text:p>
          </table:table-cell>
          <table:table-cell table:style-name="Default" table:number-columns-repeated="2"/>
          <table:table-cell table:style-name="ce2" table:number-columns-repeated="2"/>
        </table:table-row>
        <table:table-row table:style-name="ro1">
          <table:table-cell/>
          <table:table-cell table:style-name="ce1" office:value-type="string">
            <text:p>100 BR</text:p>
          </table:table-cell>
          <table:table-cell office:value-type="time" office:time-value="PT00H00M43.86S">
            <text:p>00:43.86</text:p>
          </table:table-cell>
          <table:table-cell office:value-type="time" office:time-value="PT00H01M31.89S">
            <text:p>01:31.89</text:p>
          </table:table-cell>
          <table:table-cell table:style-name="ce2" table:number-columns-repeated="2"/>
        </table:table-row>
        <table:table-row table:style-name="ro1">
          <table:table-cell table:style-name="ce1"/>
          <table:table-cell table:number-columns-repeated="2"/>
          <table:table-cell table:formula="of:=[.D5]-[.C5]" office:value-type="time" office:time-value="PT00H00M48.03S">
            <text:p>00:48.03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>
            <text:p>100 MD</text:p>
          </table:table-cell>
          <table:table-cell office:value-type="time" office:time-value="PT00H00M38.72S">
            <text:p>00:38.72</text:p>
          </table:table-cell>
          <table:table-cell office:value-type="time" office:time-value="PT00H01M22.7S">
            <text:p>01:22.70</text:p>
          </table:table-cell>
          <table:table-cell table:style-name="ce6" table:number-columns-repeated="2"/>
        </table:table-row>
        <table:table-row table:style-name="ro1">
          <table:table-cell table:style-name="ce1"/>
          <table:table-cell table:number-columns-repeated="2"/>
          <table:table-cell table:formula="of:=[.D7]-[.C7]" office:value-type="time" office:time-value="PT00H00M43.98S">
            <text:p>00:43.98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2" office:value-type="string">
            <text:p>100 FR</text:p>
          </table:table-cell>
          <table:table-cell office:value-type="time" office:time-value="PT00H00M46S">
            <text:p>00:46.00</text:p>
          </table:table-cell>
          <table:table-cell office:value-type="time" office:time-value="PT00H01M18.92S">
            <text:p>01:18.92</text:p>
          </table:table-cell>
          <table:table-cell table:style-name="ce2" table:number-columns-repeated="2"/>
        </table:table-row>
        <table:table-row table:style-name="ro1">
          <table:table-cell/>
          <table:table-cell table:style-name="ce2" table:number-columns-repeated="2"/>
          <table:table-cell table:formula="of:=[.D9]-[.C9]" office:value-type="time" office:time-value="PT00H00M32.92S">
            <text:p>00:32.92</text:p>
          </table:table-cell>
          <table:table-cell table:style-name="ce6" table:number-columns-repeated="2"/>
        </table:table-row>
        <table:table-row table:style-name="ro1">
          <table:table-cell/>
          <table:table-cell table:style-name="ce2" office:value-type="string">
            <text:p>50 FR</text:p>
          </table:table-cell>
          <table:table-cell office:value-type="time" office:time-value="PT00H00M32.04S">
            <text:p>00:32.04</text:p>
          </table:table-cell>
          <table:table-cell/>
          <table:table-cell table:style-name="ce3" table:number-columns-repeated="2"/>
        </table:table-row>
      </table:table>
      <table:table table:name="Bilal" table:style-name="ta1" table:print="false">
        <table:table-column table:style-name="co1" table:default-cell-style-name="ce1"/>
        <table:table-column table:style-name="co1" table:number-columns-repeated="4" table:default-cell-style-name="ce2"/>
        <table:table-column table:style-name="co1" table:default-cell-style-name="ce3"/>
        <table:table-column table:style-name="co1" table:number-columns-repeated="1018" table:default-cell-style-name="ce2"/>
        <table:table-row table:style-name="ro1" table:number-rows-repeated="3">
          <table:table-cell table:number-columns-repeated="1024"/>
        </table:table-row>
        <table:table-row table:style-name="ro1">
          <table:table-cell office:value-type="date" office:date-value="2015-04-26">
            <text:p>26/04/15</text:p>
          </table:table-cell>
          <table:table-cell office:value-type="string">
            <text:p>BCBW III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200BR</text:p>
          </table:table-cell>
          <table:table-cell table:style-name="ce3" office:value-type="time" office:time-value="PT00H00M48.8S">
            <text:p>00:48.80</text:p>
          </table:table-cell>
          <table:table-cell table:style-name="ce3" office:value-type="time" office:time-value="PT00H01M43.4S">
            <text:p>01:43.40</text:p>
          </table:table-cell>
          <table:table-cell table:style-name="ce3" office:value-type="time" office:time-value="PT00H02M40.5S">
            <text:p>02:40.50</text:p>
          </table:table-cell>
          <table:table-cell office:value-type="time" office:time-value="PT00H03M35.5S">
            <text:p>03:35.5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5]-[.C5]" office:value-type="time" office:time-value="PT00H00M54.6S">
            <text:p>00:54.60</text:p>
          </table:table-cell>
          <table:table-cell table:formula="of:=[.E5]-[.D5]" office:value-type="time" office:time-value="PT00H00M57.1S">
            <text:p>00:57.10</text:p>
          </table:table-cell>
          <table:table-cell table:formula="of:=[.F5]-[.E5]" office:value-type="time" office:time-value="PT00H00M55S">
            <text:p>00:55.0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200 FR</text:p>
          </table:table-cell>
          <table:table-cell table:style-name="ce3" office:value-type="time" office:time-value="PT00H00M45.8S">
            <text:p>00:45.80</text:p>
          </table:table-cell>
          <table:table-cell table:style-name="ce3" office:value-type="time" office:time-value="PT00H01M36S">
            <text:p>01:36.00</text:p>
          </table:table-cell>
          <table:table-cell table:style-name="ce3" office:value-type="time" office:time-value="PT00H02M32S">
            <text:p>02:32.00</text:p>
          </table:table-cell>
          <table:table-cell office:value-type="time" office:time-value="PT00H03M18.05S">
            <text:p>03:18.05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2"/>
          <table:table-cell table:formula="of:=[.D7]-[.C7]" office:value-type="time" office:time-value="PT00H00M50.2S">
            <text:p>00:50.20</text:p>
          </table:table-cell>
          <table:table-cell table:style-name="ce3" table:formula="of:=[.E7]-[.D7]" office:value-type="time" office:time-value="PT00H00M56S">
            <text:p>00:56.00</text:p>
          </table:table-cell>
          <table:table-cell table:style-name="ce2" table:formula="of:=[.F7]-[.E7]" office:value-type="time" office:time-value="PT00H00M46.05S">
            <text:p>00:46.05</text:p>
          </table:table-cell>
          <table:table-cell table:number-columns-repeated="1018"/>
        </table:table-row>
        <table:table-row table:style-name="ro1" table:number-rows-repeated="2">
          <table:table-cell table:style-name="ce2"/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office:value-type="date" office:date-value="2015-10-04">
            <text:p>04/10/15</text:p>
          </table:table-cell>
          <table:table-cell office:value-type="string">
            <text:p>BCBW II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1">
          <table:table-cell/>
          <table:table-cell office:value-type="string">
            <text:p>200 BR</text:p>
          </table:table-cell>
          <table:table-cell table:style-name="ce3" office:value-type="time" office:time-value="PT00H00M46.3S">
            <text:p>00:46.30</text:p>
          </table:table-cell>
          <table:table-cell table:style-name="ce3" office:value-type="time" office:time-value="PT00H01M40.7S">
            <text:p>01:40.70</text:p>
          </table:table-cell>
          <table:table-cell table:style-name="ce3" office:value-type="time" office:time-value="PT00H02M35.7S">
            <text:p>02:35.70</text:p>
          </table:table-cell>
          <table:table-cell office:value-type="time" office:time-value="PT00H03M32.3S">
            <text:p>03:32.3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12]-[.C12]" office:value-type="time" office:time-value="PT00H00M54.4S">
            <text:p>00:54.40</text:p>
          </table:table-cell>
          <table:table-cell table:style-name="ce3" table:formula="of:=[.E12]-[.D12]" office:value-type="time" office:time-value="PT00H00M55S">
            <text:p>00:55.00</text:p>
          </table:table-cell>
          <table:table-cell table:formula="of:=[.F12]-[.E12]" office:value-type="time" office:time-value="PT00H00M56.6S">
            <text:p>00:56.60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date" office:date-value="2015-10-25">
            <text:p>25/10/15</text:p>
          </table:table-cell>
          <table:table-cell office:value-type="string">
            <text:p>BCBW III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50 BR</text:p>
          </table:table-cell>
          <table:table-cell table:style-name="ce3" office:value-type="time" office:time-value="PT00H00M20.77S">
            <text:p>00:20.77</text:p>
          </table:table-cell>
          <table:table-cell table:style-name="ce3" office:value-type="time" office:time-value="PT00H00M43.67S">
            <text:p>00:43.6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D20]-[.C20]" office:value-type="time" office:time-value="PT00H00M22.9S">
            <text:p>00:22.9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50 FR</text:p>
          </table:table-cell>
          <table:table-cell table:style-name="ce3" office:value-type="time" office:time-value="PT00H00M17.88S">
            <text:p>00:17.88</text:p>
          </table:table-cell>
          <table:table-cell table:style-name="ce3" office:value-type="time" office:time-value="PT00H00M38.09S">
            <text:p>00:38.0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D22]-[.C22]" office:value-type="time" office:time-value="PT00H00M20.21S">
            <text:p>00:20.2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date" office:date-value="2015-11-21">
            <text:p>21/11/15</text:p>
          </table:table-cell>
          <table:table-cell office:value-type="string">
            <text:p>Ani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50 BR</text:p>
          </table:table-cell>
          <table:table-cell table:style-name="ce3" office:value-type="time" office:time-value="PT00H00M43.17S">
            <text:p>00:43.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200 BR</text:p>
          </table:table-cell>
          <table:table-cell table:style-name="ce3" office:value-type="time" office:time-value="PT00H00M45.21S">
            <text:p>00:45.21</text:p>
          </table:table-cell>
          <table:table-cell table:style-name="ce3" office:value-type="time" office:time-value="PT00H01M36.92S">
            <text:p>01:36.92</text:p>
          </table:table-cell>
          <table:table-cell table:style-name="ce3" office:value-type="time" office:time-value="PT00H02M31.86S">
            <text:p>02:31.86</text:p>
          </table:table-cell>
          <table:table-cell office:value-type="time" office:time-value="PT00H03M26.86S">
            <text:p>03:26.86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27]-[.C27]" office:value-type="time" office:time-value="PT00H00M51.71S">
            <text:p>00:51.71</text:p>
          </table:table-cell>
          <table:table-cell table:formula="of:=[.E27]-[.D27]" office:value-type="time" office:time-value="PT00H00M54.94S">
            <text:p>00:54.94</text:p>
          </table:table-cell>
          <table:table-cell table:formula="of:=[.F27]-[.E27]" office:value-type="time" office:time-value="PT00H00M55S">
            <text:p>00:55.0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100 BR</text:p>
          </table:table-cell>
          <table:table-cell table:style-name="ce3" office:value-type="time" office:time-value="PT00H00M45.01S">
            <text:p>00:45.01</text:p>
          </table:table-cell>
          <table:table-cell table:style-name="ce3" office:value-type="time" office:time-value="PT00H01M35.49S">
            <text:p>01:35.4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D29]-[.C29]" office:value-type="time" office:time-value="PT00H00M50.48S">
            <text:p>00:50.48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00 MD</text:p>
          </table:table-cell>
          <table:table-cell table:style-name="ce3" office:value-type="time" office:time-value="PT00H00M51.2S">
            <text:p>00:51.20</text:p>
          </table:table-cell>
          <table:table-cell table:style-name="ce3" office:value-type="time" office:time-value="PT00H01M39.2S">
            <text:p>01:39.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table:formula="of:=[.D31]-[.C31]" office:value-type="time" office:time-value="PT00H00M48S">
            <text:p>00:48.0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00 FR</text:p>
          </table:table-cell>
          <table:table-cell table:style-name="ce3" office:value-type="time" office:time-value="PT00H00M40.13S">
            <text:p>00:40.13</text:p>
          </table:table-cell>
          <table:table-cell table:style-name="ce3" office:value-type="time" office:time-value="PT00H01M25.67S">
            <text:p>01:25.6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table:formula="of:=[.D33]-[.C33]" office:value-type="time" office:time-value="PT00H00M45.54S">
            <text:p>00:45.54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50 FR</text:p>
          </table:table-cell>
          <table:table-cell table:style-name="ce3" office:value-type="time" office:time-value="PT00H00M39.95S">
            <text:p>00:39.95</text:p>
          </table:table-cell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ssif" table:style-name="ta1" table:print="false">
        <table:table-column table:style-name="co1" table:number-columns-repeated="1024" table:default-cell-style-name="ce2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date" office:date-value="2015-04-26">
            <text:p>26/04/15</text:p>
          </table:table-cell>
          <table:table-cell table:style-name="ce1" office:value-type="string">
            <text:p>BCBW PROMO III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50 BK</text:p>
          </table:table-cell>
          <table:table-cell table:style-name="ce3" office:value-type="time" office:time-value="PT00H00M50.4S">
            <text:p>00:50.4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200 FR</text:p>
          </table:table-cell>
          <table:table-cell table:style-name="ce3" office:value-type="time" office:time-value="PT00H00M43.5S">
            <text:p>00:43.50</text:p>
          </table:table-cell>
          <table:table-cell table:style-name="ce3" office:value-type="time" office:time-value="PT00H01M35S">
            <text:p>01:35.00</text:p>
          </table:table-cell>
          <table:table-cell table:style-name="ce3" office:value-type="time" office:time-value="PT00H02M27.07S">
            <text:p>02:27.07</text:p>
          </table:table-cell>
          <table:table-cell table:style-name="ce3" office:value-type="time" office:time-value="PT00H03M15S">
            <text:p>03:15.0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5]-[.C5]" office:value-type="time" office:time-value="PT00H00M51.5S">
            <text:p>00:51.50</text:p>
          </table:table-cell>
          <table:table-cell table:formula="of:=[.E5]-[.D5]" office:value-type="time" office:time-value="PT00H00M52.07S">
            <text:p>00:52.07</text:p>
          </table:table-cell>
          <table:table-cell table:formula="of:=[.F5]-[.E5]" office:value-type="time" office:time-value="PT00H00M47.93S">
            <text:p>00:47.9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100 MD</text:p>
          </table:table-cell>
          <table:table-cell table:style-name="ce3" office:value-type="time" office:time-value="PT00H00M23S">
            <text:p>00:23.00</text:p>
          </table:table-cell>
          <table:table-cell table:style-name="ce3" office:value-type="time" office:time-value="PT00H00M52S">
            <text:p>00:52.00</text:p>
          </table:table-cell>
          <table:table-cell table:style-name="ce3" office:value-type="time" office:time-value="PT00H01M20S">
            <text:p>01:20.00</text:p>
          </table:table-cell>
          <table:table-cell table:style-name="ce3" office:value-type="time" office:time-value="PT00H01M45S">
            <text:p>01:45.0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table:formula="of:=[.D7]-[.C7]" office:value-type="time" office:time-value="PT00H00M29S">
            <text:p>00:29.00</text:p>
          </table:table-cell>
          <table:table-cell table:style-name="ce3" table:formula="of:=[.E7]-[.D7]" office:value-type="time" office:time-value="PT00H00M28S">
            <text:p>00:28.00</text:p>
          </table:table-cell>
          <table:table-cell table:style-name="ce3" table:formula="of:=[.F7]-[.E7]" office:value-type="time" office:time-value="PT00H00M25S">
            <text:p>00:25.0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date" office:date-value="2015-04-10">
            <text:p>04/10/15</text:p>
          </table:table-cell>
          <table:table-cell office:value-type="string">
            <text:p>BCBW II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100 FR</text:p>
          </table:table-cell>
          <table:table-cell table:style-name="ce3" office:value-type="time" office:time-value="PT00H00M40.6S">
            <text:p>00:40.60</text:p>
          </table:table-cell>
          <table:table-cell table:style-name="ce3" office:value-type="time" office:time-value="PT00H01M28.48S">
            <text:p>01:28.4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D12]-[.C12]" office:value-type="time" office:time-value="PT00H00M47.88S">
            <text:p>00:47.8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date" office:date-value="2015-10-25">
            <text:p>25/10/15</text:p>
          </table:table-cell>
          <table:table-cell office:value-type="string">
            <text:p>BCBW IV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100 BK</text:p>
          </table:table-cell>
          <table:table-cell office:value-type="string">
            <text:p>Aband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15-10-25">
            <text:p>25/10/15</text:p>
          </table:table-cell>
          <table:table-cell office:value-type="string">
            <text:p>BCBW III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50 FR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date" office:date-value="2015-11-21">
            <text:p>21/11/15</text:p>
          </table:table-cell>
          <table:table-cell office:value-type="string">
            <text:p>Ani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50 BT</text:p>
          </table:table-cell>
          <table:table-cell table:style-name="ce3" office:value-type="time" office:time-value="PT00H00M53.58S">
            <text:p>00:53.58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>
            <text:p>50 BK</text:p>
          </table:table-cell>
          <table:table-cell table:style-name="ce3" office:value-type="time" office:time-value="PT00H00M47.17S">
            <text:p>00:47.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50 FR</text:p>
          </table:table-cell>
          <table:table-cell table:style-name="ce3" office:value-type="time" office:time-value="PT00H00M37.51S">
            <text:p>00:37.51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hias LM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" office:value-type="date" office:date-value="2015-11-21">
            <text:p>21/11/15</text:p>
          </table:table-cell>
          <table:table-cell office:value-type="string">
            <text:p>Anis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1"/>
          <table:table-cell office:value-type="string">
            <text:p>50 BR</text:p>
          </table:table-cell>
          <table:table-cell office:value-type="time" office:time-value="PT00H00M43.13S">
            <text:p>00:43.1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50 BT</text:p>
          </table:table-cell>
          <table:table-cell office:value-type="time" office:time-value="PT00H00M36.41S">
            <text:p>00:36.41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200 BR</text:p>
          </table:table-cell>
          <table:table-cell table:style-name="ce6" office:value-type="time" office:time-value="PT00H00M38.3S">
            <text:p>00:38.30</text:p>
          </table:table-cell>
          <table:table-cell table:style-name="ce6" office:value-type="time" office:time-value="PT00H01M23.46S">
            <text:p>01:23.46</text:p>
          </table:table-cell>
          <table:table-cell table:style-name="ce6" office:value-type="time" office:time-value="PT00H02M11.67S">
            <text:p>02:11.67</text:p>
          </table:table-cell>
          <table:table-cell table:style-name="ce6" office:value-type="time" office:time-value="PT00H02M56.84S">
            <text:p>02:56.84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3" table:formula="of:=[.D6]-[.C6]" office:value-type="time" office:time-value="PT00H00M45.16S">
            <text:p>00:45.16</text:p>
          </table:table-cell>
          <table:table-cell table:style-name="ce3" table:formula="of:=[.E6]-[.D6]" office:value-type="time" office:time-value="PT00H00M48.21S">
            <text:p>00:48.21</text:p>
          </table:table-cell>
          <table:table-cell table:style-name="ce3" table:formula="of:=[.F6]-[.E6]" office:value-type="time" office:time-value="PT00H00M45.17S">
            <text:p>00:45.17</text:p>
          </table:table-cell>
        </table:table-row>
        <table:table-row table:style-name="ro1">
          <table:table-cell/>
          <table:table-cell table:style-name="ce1" office:value-type="string">
            <text:p>100 BR</text:p>
          </table:table-cell>
          <table:table-cell office:value-type="time" office:time-value="PT00H00M45.32S">
            <text:p>00:45.32</text:p>
          </table:table-cell>
          <table:table-cell table:style-name="ce3" office:value-type="time" office:time-value="PT00H01M38.82S">
            <text:p>01:38.82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ce3" table:formula="of:=[.D8]-[.C8]" office:value-type="time" office:time-value="PT00H00M53.5S">
            <text:p>00:53.5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00 FR</text:p>
          </table:table-cell>
          <table:table-cell office:value-type="time" office:time-value="PT00H00M37S">
            <text:p>00:37.00</text:p>
          </table:table-cell>
          <table:table-cell table:style-name="ce3" office:value-type="time" office:time-value="PT00H01M16.57S">
            <text:p>01:16.5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style-name="ce3" table:formula="of:=[.D10]-[.C10]" office:value-type="time" office:time-value="PT00H00M39.57S">
            <text:p>00:39.5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0 FR</text:p>
          </table:table-cell>
          <table:table-cell office:value-type="time" office:time-value="PT00H00M33.31S">
            <text:p>00:33.31</text:p>
          </table:table-cell>
          <table:table-cell table:number-columns-repeated="3"/>
        </table:table-row>
      </table:table>
      <table:table table:name="Guillaume" table:style-name="ta1" table:print="false">
        <table:table-column table:style-name="co1" table:default-cell-style-name="ce2"/>
        <table:table-column table:style-name="co1" table:default-cell-style-name="ce1"/>
        <table:table-column table:style-name="co1" table:number-columns-repeated="1022" table:default-cell-style-name="ce2"/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7" office:value-type="date" office:date-value="2015-04-26">
            <text:p>26/04/15</text:p>
          </table:table-cell>
          <table:table-cell table:style-name="ce2" office:value-type="string">
            <text:p>BCBW III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2" office:value-type="string">
            <text:p>200 BR</text:p>
          </table:table-cell>
          <table:table-cell table:style-name="ce3" office:value-type="time" office:time-value="PT00H00M43.4S">
            <text:p>00:43.40</text:p>
          </table:table-cell>
          <table:table-cell table:style-name="ce3" office:value-type="time" office:time-value="PT00H01M35.5S">
            <text:p>01:35.50</text:p>
          </table:table-cell>
          <table:table-cell table:style-name="ce3" office:value-type="time" office:time-value="PT00H02M31.3S">
            <text:p>02:31.30</text:p>
          </table:table-cell>
          <table:table-cell table:style-name="ce3" office:value-type="time" office:time-value="PT00H03M28.5S">
            <text:p>03:28.50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/>
          <table:table-cell table:style-name="ce3" table:formula="of:=[.D5]-[.C5]" office:value-type="time" office:time-value="PT00H00M52.1S">
            <text:p>00:52.10</text:p>
          </table:table-cell>
          <table:table-cell table:style-name="ce3" table:formula="of:=[.E5]-[.D5]" office:value-type="time" office:time-value="PT00H00M55.8S">
            <text:p>00:55.80</text:p>
          </table:table-cell>
          <table:table-cell table:style-name="ce3" table:formula="of:=[.F5]-[.E5]" office:value-type="time" office:time-value="PT00H00M57.2S">
            <text:p>00:57.2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50 BK</text:p>
          </table:table-cell>
          <table:table-cell table:style-name="ce3" office:value-type="time" office:time-value="PT00H00M43.5S">
            <text:p>00:43.5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 MD</text:p>
          </table:table-cell>
          <table:table-cell table:style-name="ce3" office:value-type="time" office:time-value="PT00H00M39.07S">
            <text:p>00:39.07</text:p>
          </table:table-cell>
          <table:table-cell table:style-name="ce3" office:value-type="time" office:time-value="PT00H01M26S">
            <text:p>01:26.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table:formula="of:=[.D8]-[.C8]" office:value-type="time" office:time-value="PT00H00M46.93S">
            <text:p>00:46.93</text:p>
          </table:table-cell>
          <table:table-cell table:number-columns-repeated="1020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date-style style:name="N118">
      <number:minutes number:style="long"/>
      <number:text>:</number:text>
      <number:seconds number:style="long"/>
      <number:text>.</number:text>
      <number:month number:style="long"/>
    </number:date-style>
    <number:time-style style:name="N119">
      <number:minutes number:style="long"/>
      <number:text>:</number:text>
      <number:seconds number:style="long"/>
      <number:text>.CC</number:text>
    </number:time-style>
    <number:date-style style:name="N120">
      <number:day number:style="long"/>
      <number:text>/</number:text>
      <number:month number:style="long"/>
      <number:text>/</number:text>
      <number:year/>
    </number:dat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11/23/2015</text:date>, <text:time>10:3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Christophe</meta:initial-creator>
    <meta:creation-date>2015-10-25T08:23:50</meta:creation-date>
    <dc:date>2015-11-23T10:31:02</dc:date>
    <dc:creator>Laurent Christophe</dc:creator>
    <meta:editing-duration>PT14H33M34S</meta:editing-duration>
    <meta:editing-cycles>16</meta:editing-cycles>
    <meta:generator>OpenOffice/4.1.1$Unix OpenOffice.org_project/411m6$Build-9775</meta:generator>
    <meta:document-statistic meta:table-count="10" meta:cell-count="626" meta:object-count="0"/>
    <meta:user-defined meta:name=""/>
  </office:meta>
</office:document-meta>
</file>